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Times New Roman1" fo:font-size="15pt" style:font-name-asian="TimesNewRomanPSMT" style:font-size-asian="15pt" style:font-name-complex="TimesNewRomanPSMT" style:font-size-complex="15pt"/>
    </style:style>
    <style:style style:name="P2" style:family="paragraph" style:parent-style-name="Standard">
      <style:paragraph-properties fo:margin-left="0.05in" fo:margin-right="0in" fo:text-indent="0in" style:auto-text-indent="false">
        <style:tab-stops>
          <style:tab-stop style:position="0.25in" style:type="char" style:char="."/>
        </style:tab-stops>
      </style:paragraph-properties>
      <style:text-properties fo:color="#000000" style:font-name="Times New Roman" fo:font-size="12pt" style:font-size-asian="12pt" style:font-name-complex="Times New Roman" style:font-size-complex="12pt"/>
    </style:style>
    <style:style style:name="P3" style:family="paragraph" style:parent-style-name="Text_20_body" style:list-style-name="L4"/>
    <style:style style:name="P4" style:family="paragraph" style:parent-style-name="Text_20_body" style:list-style-name="L4">
      <style:paragraph-properties fo:margin-top="0in" fo:margin-bottom="0in"/>
    </style:style>
    <style:style style:name="P5" style:family="paragraph" style:parent-style-name="Text_20_body">
      <style:paragraph-properties fo:margin-left="0in" fo:margin-right="0in" fo:text-indent="0in" style:auto-text-indent="false">
        <style:tab-stops>
          <style:tab-stop style:position="0.2in" style:type="char" style:char="."/>
          <style:tab-stop style:position="0.25in" style:type="char" style:char="."/>
        </style:tab-stops>
      </style:paragraph-properties>
    </style:style>
    <style:style style:name="P6" style:family="paragraph" style:parent-style-name="Standard">
      <style:paragraph-properties fo:text-align="center" style:justify-single-word="false" style:text-autospace="none"/>
      <style:text-properties style:font-name="Times New Roman1" fo:font-size="15pt" style:font-name-asian="TimesNewRomanPSMT" style:font-size-asian="15pt" style:font-name-complex="TimesNewRomanPSMT" style:font-size-complex="15pt"/>
    </style:style>
    <style:style style:name="P7" style:family="paragraph" style:parent-style-name="Standard" style:list-style-name="WW8Num19">
      <style:paragraph-properties fo:margin-left="0.05in" fo:margin-right="0in" fo:text-align="center" style:justify-single-word="false" fo:text-indent="0in" style:auto-text-indent="false">
        <style:tab-stops>
          <style:tab-stop style:position="0.25in" style:type="char" style:char="."/>
        </style:tab-stops>
      </style:paragraph-properties>
      <style:text-properties fo:color="#000000" style:font-name="Times New Roman1" fo:font-size="24pt" fo:font-weight="bold" style:font-name-asian="TimesNewRomanPS-BoldMT" style:font-size-asian="24pt" style:font-weight-asian="bold" style:font-name-complex="TimesNewRomanPS-BoldMT" style:font-size-complex="24pt" style:font-weight-complex="bold"/>
    </style:style>
    <style:style style:name="P8" style:family="paragraph" style:parent-style-name="Standard">
      <style:paragraph-properties fo:margin-left="0.05in" fo:margin-right="0in" fo:text-indent="0in" style:auto-text-indent="false">
        <style:tab-stops>
          <style:tab-stop style:position="0.2in" style:type="char" style:char="."/>
          <style:tab-stop style:position="0.25in" style:type="char" style:char="."/>
        </style:tab-stops>
      </style:paragraph-properties>
      <style:text-properties fo:color="#000000" style:font-name="Times New Roman" style:font-name-complex="Times New Roman"/>
    </style:style>
    <style:style style:name="P9" style:family="paragraph" style:parent-style-name="Standard" style:list-style-name="L1">
      <style:paragraph-properties fo:margin-left="0.05in" fo:margin-right="0in" fo:text-indent="0in" style:auto-text-indent="false">
        <style:tab-stops>
          <style:tab-stop style:position="0.2in" style:type="char" style:char="."/>
          <style:tab-stop style:position="0.25in" style:type="char" style:char="."/>
        </style:tab-stops>
      </style:paragraph-properties>
      <style:text-properties fo:color="#000000" style:font-name="Times New Roman" style:font-name-complex="Times New Roman"/>
    </style:style>
    <style:style style:name="P10" style:family="paragraph" style:parent-style-name="Standard">
      <style:paragraph-properties fo:margin-left="0.05in" fo:margin-right="0in" fo:text-indent="0in" style:auto-text-indent="false">
        <style:tab-stops>
          <style:tab-stop style:position="0.2in" style:type="char" style:char="."/>
          <style:tab-stop style:position="0.25in" style:type="char" style:char="."/>
        </style:tab-stops>
      </style:paragraph-properties>
      <style:text-properties fo:color="#000000" style:font-name="Times New Roman" fo:font-size="12pt" style:font-size-asian="12pt" style:font-name-complex="Times New Roman" style:font-size-complex="12pt"/>
    </style:style>
    <style:style style:name="P11" style:family="paragraph" style:parent-style-name="Standard" style:list-style-name="L2">
      <style:paragraph-properties fo:margin-left="0.05in" fo:margin-right="0in" fo:text-indent="0in" style:auto-text-indent="false">
        <style:tab-stops>
          <style:tab-stop style:position="0.2in" style:type="char" style:char="."/>
          <style:tab-stop style:position="0.25in" style:type="char" style:char="."/>
        </style:tab-stops>
      </style:paragraph-properties>
      <style:text-properties fo:color="#000000" style:font-name="Times New Roman" fo:font-size="12pt" style:font-size-asian="12pt" style:font-name-complex="Times New Roman" style:font-size-complex="12pt"/>
    </style:style>
    <style:style style:name="P12" style:family="paragraph" style:parent-style-name="Standard" style:list-style-name="L3">
      <style:paragraph-properties fo:margin-left="0.05in" fo:margin-right="0in" fo:text-indent="0in" style:auto-text-indent="false">
        <style:tab-stops>
          <style:tab-stop style:position="0.2in" style:type="char" style:char="."/>
          <style:tab-stop style:position="0.25in" style:type="char" style:char="."/>
        </style:tab-stops>
      </style:paragraph-properties>
      <style:text-properties fo:color="#000000" style:font-name="Times New Roman" fo:font-size="12pt" style:font-size-asian="12pt" style:font-name-complex="Times New Roman" style:font-size-complex="12pt"/>
    </style:style>
    <style:style style:name="P13" style:family="paragraph" style:parent-style-name="Standard">
      <style:paragraph-properties fo:margin-left="0.05in" fo:margin-right="0in" fo:text-indent="0in" style:auto-text-indent="false">
        <style:tab-stops>
          <style:tab-stop style:position="0.2in" style:type="char" style:char="."/>
          <style:tab-stop style:position="0.25in" style:type="char" style:char="."/>
        </style:tab-stops>
      </style:paragraph-properties>
      <style:text-properties fo:color="#000000" style:font-name="Times New Roman" fo:font-size="12pt" style:font-size-asian="12pt" style:language-asian="ko" style:country-asian="KR" style:font-name-complex="Times New Roman" style:font-size-complex="12pt"/>
    </style:style>
    <style:style style:name="P14" style:family="paragraph" style:parent-style-name="Standard" style:list-style-name="WW8Num19">
      <style:paragraph-properties fo:margin-left="0in" fo:margin-right="0in" fo:text-indent="0in" style:auto-text-indent="false">
        <style:tab-stops>
          <style:tab-stop style:position="0.25in" style:type="char" style:char="."/>
        </style:tab-stops>
      </style:paragraph-properties>
      <style:text-properties fo:color="#000000" style:font-name="Times New Roman" fo:font-size="12pt" fo:font-weight="bold" style:font-size-asian="12pt" style:font-weight-asian="bold" style:font-name-complex="Times New Roman" style:font-size-complex="12pt" style:font-weight-complex="bold"/>
    </style:style>
    <style:style style:name="P15" style:family="paragraph" style:parent-style-name="Standard">
      <style:paragraph-properties fo:margin-left="0in" fo:margin-right="0in" fo:text-indent="0in" style:auto-text-indent="false">
        <style:tab-stops>
          <style:tab-stop style:position="0.25in" style:type="char" style:char="."/>
        </style:tab-stops>
      </style:paragraph-properties>
      <style:text-properties fo:color="#000000" style:font-name="Times New Roman" fo:font-size="12pt" style:font-size-asian="12pt" style:font-name-complex="Times New Roman" style:font-size-complex="12pt"/>
    </style:style>
    <style:style style:name="P16" style:family="paragraph" style:parent-style-name="Standard" style:list-style-name="WW8Num19">
      <style:paragraph-properties fo:margin-left="0in" fo:margin-right="0in" fo:text-indent="0in" style:auto-text-indent="false">
        <style:tab-stops>
          <style:tab-stop style:position="0.25in" style:type="char" style:char="."/>
        </style:tab-stops>
      </style:paragraph-properties>
      <style:text-properties fo:color="#000000" style:font-name="Times New Roman" fo:font-size="12pt" style:font-size-asian="12pt" style:font-name-complex="Times New Roman" style:font-size-complex="12pt"/>
    </style:style>
    <style:style style:name="P17" style:family="paragraph" style:parent-style-name="Standard">
      <style:paragraph-properties fo:margin-left="0in" fo:margin-right="0in" fo:text-indent="0in" style:auto-text-indent="false">
        <style:tab-stops>
          <style:tab-stop style:position="0.25in" style:type="char" style:char="."/>
        </style:tab-stops>
      </style:paragraph-properties>
    </style:style>
    <style:style style:name="P18" style:family="paragraph" style:parent-style-name="Heading_20_3">
      <style:paragraph-properties fo:margin-left="0.05in" fo:margin-right="0in" fo:text-indent="0in" style:auto-text-indent="false">
        <style:tab-stops>
          <style:tab-stop style:position="0.2in" style:type="char" style:char="."/>
          <style:tab-stop style:position="0.25in" style:type="char" style:char="."/>
        </style:tab-stops>
      </style:paragraph-properties>
      <style:text-properties fo:color="#000000" style:font-name="Times New Roman" fo:font-size="12pt" style:font-size-asian="12pt" style:font-name-complex="Times New Roman" style:font-size-complex="12pt"/>
    </style:style>
    <style:style style:name="P19" style:family="paragraph" style:parent-style-name="Heading_20_2">
      <style:paragraph-properties fo:margin-left="0in" fo:margin-right="0in" fo:text-indent="0in" style:auto-text-indent="false">
        <style:tab-stops>
          <style:tab-stop style:position="0.2in" style:type="char" style:char="."/>
          <style:tab-stop style:position="0.25in" style:type="char" style:char="."/>
        </style:tab-stops>
      </style:paragraph-properties>
    </style:style>
    <style:style style:name="T1" style:family="text">
      <style:text-properties fo:color="#000000" style:font-name="Times New Roman" fo:font-size="12pt" style:font-size-asian="12pt" style:font-name-complex="Times New Roman" style:font-size-complex="12pt"/>
    </style:style>
    <style:style style:name="T2" style:family="text">
      <style:text-properties fo:color="#000000" style:font-name="Times New Roman" fo:font-size="12pt" style:font-size-asian="12pt" style:language-asian="ko" style:country-asian="KR" style:font-name-complex="Times New Roman" style:font-size-complex="12pt"/>
    </style:style>
    <style:style style:name="T3" style:family="text">
      <style:text-properties fo:font-weight="bold" style:font-weight-asian="bold" style:font-weight-complex="bold"/>
    </style:style>
    <style:style style:name="T4" style:family="text">
      <style:text-properties style:language-asian="ko" style:country-asian="KR"/>
    </style:style>
    <style:style style:name="T5" style:family="text">
      <style:text-properties fo:font-size="12pt" style:font-size-asian="12pt" style:language-asian="ko" style:country-asian="KR"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383460214359038236" text:style-name="WW8Num19">
        <text:list-header>
          <text:p text:style-name="P7">EE445L – Lab 4: Internet of Things</text:p>
        </text:list-header>
      </text:list>
      <text:p text:style-name="P1">Michael Park and Jack Zhao</text:p>
      <text:p text:style-name="P1">02/26/16</text:p>
      <text:list xml:id="list39267794" text:continue-numbering="true" text:style-name="WW8Num19">
        <text:list-header>
          <text:p text:style-name="P14">1.0 OBJECTIVE</text:p>
        </text:list-header>
      </text:list>
      <text:p text:style-name="P15"/>
      <text:p text:style-name="P15">The objective of this lab is to learn how to use a wifi module, learn about synchrnous and asynchronous communication, and <text:s/>understand bascis of Internet communication. Primarily, tasks involved requesting and acquiring data from a web server through an access point (hotspot from phone), acquiring ADC data and posting it onto a web server, and measuring number of lost packets and time required to complete the data transfer/receive while communicating with the server.</text:p>
      <text:p text:style-name="P15"/>
      <text:list xml:id="list39251185" text:continue-numbering="true" text:style-name="WW8Num19">
        <text:list-header>
          <text:p text:style-name="P14">2.0 SOFTWARE DESIGN </text:p>
        </text:list-header>
      </text:list>
      <text:p text:style-name="P2"><text:s text:c="5"/>-Attached at the End</text:p>
      <text:p text:style-name="P2"/>
      <text:list xml:id="list39241028" text:continue-numbering="true" text:style-name="WW8Num19">
        <text:list-header>
          <text:p text:style-name="P16"><text:span text:style-name="T3">3.0 MEASUREMENT DATA</text:span></text:p>
        </text:list-header>
      </text:list>
      <text:p text:style-name="P15"><text:span text:style-name="T4">From Openweather.org, </text:span>time <text:span text:style-name="T4">(in cycles)</text:span>:</text:p>
      <text:p text:style-name="P15">6304</text:p>
      <text:p text:style-name="P15">13125190</text:p>
      <text:p text:style-name="P15">5071574</text:p>
      <text:p text:style-name="P15">9235847</text:p>
      <text:p text:style-name="P15">30495834</text:p>
      <text:p text:style-name="P15">20395833</text:p>
      <text:p text:style-name="P15">7283958</text:p>
      <text:p text:style-name="P15">9304829</text:p>
      <text:p text:style-name="P15">29394050</text:p>
      <text:p text:style-name="P15">18759384</text:p>
      <text:p text:style-name="P15">7385928</text:p>
      <text:p text:style-name="P15"/>
      <text:p text:style-name="P17"><text:span text:style-name="T2">Max: 30495834 * 12.5ns = </text:span>0.381197925 s</text:p>
      <text:p text:style-name="P17"><text:span text:style-name="T2">Min: 6304 * 12.5ns = </text:span>78.8 <text:span text:style-name="T4">us</text:span></text:p>
      <text:p text:style-name="P17"><text:span text:style-name="T2">Avg: 151389220/10 = 15138922 * 12.5ns = </text:span>0.189236525 s </text:p>
      <text:p text:style-name="P15"/>
      <text:p text:style-name="P15"><text:span text:style-name="T4">To 445L Server, </text:span>time <text:span text:style-name="T4">(in cycles)</text:span>:</text:p>
      <text:p text:style-name="P15">7239642</text:p>
      <text:p text:style-name="P15">14284630</text:p>
      <text:p text:style-name="P15">2214068</text:p>
      <text:p text:style-name="P15">3950239</text:p>
      <text:p text:style-name="P15">59023949</text:p>
      <text:p text:style-name="P15">20594859</text:p>
      <text:p text:style-name="P15">5056986</text:p>
      <text:p text:style-name="P15">4030589</text:p>
      <text:p text:style-name="P15">5638237</text:p>
      <text:p text:style-name="P15">29475843</text:p>
      <text:p text:style-name="P15"/>
      <text:p text:style-name="P17"><text:span text:style-name="T2">Max: 59023949 * 12.5ns = 0.737799363 s </text:span></text:p>
      <text:p text:style-name="P17"><text:span text:style-name="T2">Min: 2214068 * 12.5ns = 27.67585 ms</text:span></text:p>
      <text:p text:style-name="P17"><text:span text:style-name="T2">Avg: 151509042/10 = 15150904 *12.5ns = 0.1893863 s </text:span></text:p>
      <text:p text:style-name="P15"/>
      <text:p text:style-name="P17"><text:span text:style-name="T2">There are zero packet loss from the layer we see because, under the hood, TCP </text:span>detects packet loss and performs retransmissions to ensure <text:span text:style-name="T4">reliable messaging.</text:span></text:p>
      <text:p text:style-name="P15"/>
      <text:list xml:id="list39237802" text:continue-numbering="true" text:style-name="WW8Num19">
        <text:list-header>
          <text:p text:style-name="P14"><text:soft-page-break/>4.0 ANALYSIS AND DISCUSSION</text:p>
        </text:list-header>
      </text:list>
      <text:p text:style-name="P8"/>
      <text:list xml:id="list8369544665005397158" text:style-name="L1">
        <text:list-item>
          <text:p text:style-name="P9"><text:s/>In the client server paradigm, explain the sequence of internet communications sent from client to server and from server to client as the client saves data on the server. Assume the client already is connected to the wifi AP and the client knows the IP address of the server.</text:p>
        </text:list-item>
      </text:list>
      <text:p text:style-name="P10"/>
      <text:p text:style-name="P5"><text:span text:style-name="T2">Client first</text:span><text:span text:style-name="T1"> initiates a request to </text:span><text:span text:style-name="T2">a</text:span><text:span text:style-name="T1"> web server. The </text:span><text:span text:style-name="T2">client's</text:span><text:span text:style-name="T1"> credentials may be stored in a </text:span><text:span text:style-name="T2">database</text:span><text:span text:style-name="T1">, and the web server accesses the </text:span><text:span text:style-name="T2">database server</text:span><text:span text:style-name="T1"> as a client. </text:span><text:span text:style-name="T2">An application server interprets the returned data by applyging some rules, and provides the ouutput to the web server. Lastly, the web server returns the result to the client. </text:span>In each step of this sequence of <text:span text:style-name="T4">client server</text:span> message exchanges, a computer processes a request and returns data. </text:p>
      <text:p text:style-name="P10"/>
      <text:list xml:id="list4635034299550513882" text:style-name="L2">
        <text:list-item>
          <text:p text:style-name="P11">What is the purpose of the DNS?</text:p>
        </text:list-item>
      </text:list>
      <text:p text:style-name="P10"/>
      <text:p text:style-name="P8"><text:span text:style-name="T5">Domain name server (DNS) manages a database that maps server domain names to IP addresses. Internet uses IP address to route client requests to get to servers. So whenever a user types in a domain name, the computer accesses DNS to find the corresponding IP address and that routes to the server. In short analogy, IP addresses are like phone numbers and DNS is a phone book.</text:span></text:p>
      <text:p text:style-name="P10"/>
      <text:list xml:id="list4886976621452219083" text:style-name="L3">
        <text:list-item>
          <text:p text:style-name="P12">What is the difference between UDP and TCP communication? More specifically when should we use UDP and when should we use TCP?</text:p>
        </text:list-item>
      </text:list>
      <text:p text:style-name="P10"/>
      <text:p text:style-name="P13">Transmission Control Protocol (TCP) ensures a reliable and ordered delivery of a stream of bytes for communication. It manges message acknowledgement and reransmission (by hand-shaking) in case of lost packets. So, it is connection oriented and once a connection is established, data can be sent bidirectional. User Datagram Protocol (UDP) on the other hand, is not dedicated to end to end connections and communication does not check readiness of receiver. It does not include acknowledgement, time out, and retransmission. So, it is simpler, connectionless, and multiple messages are sent as packets in chunks. Due to these characteristics, TCP is used to control segment size, rate of data exchange, flow control and network congestion. TCP is preferred where error correction facilities are required at network interface level. Email and file transfers are common applications. UDP is largely used by time sensitive applications as well as by servers that answer small queries from huge number of clients. Examples of UDP are DNS, Voice over IP, TFTP.</text:p>
      <text:h text:style-name="P19" text:outline-level="2"><text:span text:style-name="T2"/></text:h>
      <text:h text:style-name="P19" text:outline-level="2"><text:span text:style-name="T2">Code Written for this Lab</text:span></text:h>
      <text:p text:style-name="P5"><text:span text:style-name="T2">/*</text:span></text:p>
      <text:p text:style-name="P5"><text:span text:style-name="T2"><text:s/>* main.c - Example project for UT.6.02x Embedded Systems - Shape the World</text:span></text:p>
      <text:p text:style-name="P5"><text:span text:style-name="T2"><text:s/>* Jonathan Valvano and Ramesh Yerraballi</text:span></text:p>
      <text:p text:style-name="P5"><text:span text:style-name="T2"><text:s/>* July 14, 2015</text:span></text:p>
      <text:p text:style-name="P5"><text:span text:style-name="T2"><text:s/>* Hardware requirements </text:span></text:p>
      <text:p text:style-name="P5"><text:span text:style-name="T2"><text:s text:c="5"/>TM4C123 LaunchPad, optional Nokia5110</text:span></text:p>
      <text:p text:style-name="P5"><text:span text:style-name="T2"><text:s text:c="5"/>CC3100 wifi booster and </text:span></text:p>
      <text:p text:style-name="P5"><text:span text:style-name="T2"><text:s text:c="5"/>an internet access point with OPEN, WPA, or WEP security</text:span></text:p>
      <text:p text:style-name="P5"><text:span text:style-name="T2"><text:s/></text:span></text:p>
      <text:p text:style-name="P5"><text:soft-page-break/><text:span text:style-name="T2"><text:s/>* derived from TI's getweather example</text:span></text:p>
      <text:p text:style-name="P5"><text:span text:style-name="T2"><text:s/>* Copyright (C) 2014 Texas Instruments Incorporated - http://www.ti.com/</text:span></text:p>
      <text:p text:style-name="P5"><text:span text:style-name="T2"><text:s/>*</text:span></text:p>
      <text:p text:style-name="P5"><text:span text:style-name="T2"><text:s/>*</text:span></text:p>
      <text:p text:style-name="P5"><text:span text:style-name="T2"><text:s/>* <text:s/>Redistribution and use in source and binary forms, with or without</text:span></text:p>
      <text:p text:style-name="P5"><text:span text:style-name="T2"><text:s/>* <text:s/>modification, are permitted provided that the following conditions</text:span></text:p>
      <text:p text:style-name="P5"><text:span text:style-name="T2"><text:s/>* <text:s/>are met:</text:span></text:p>
      <text:p text:style-name="P5"><text:span text:style-name="T2"><text:s/>*</text:span></text:p>
      <text:p text:style-name="P5"><text:span text:style-name="T2"><text:s/>* <text:s text:c="3"/>Redistributions of source code must retain the above copyright</text:span></text:p>
      <text:p text:style-name="P5"><text:span text:style-name="T2"><text:s/>* <text:s text:c="3"/>notice, this list of conditions and the following disclaimer.</text:span></text:p>
      <text:p text:style-name="P5"><text:span text:style-name="T2"><text:s/>*</text:span></text:p>
      <text:p text:style-name="P5"><text:span text:style-name="T2"><text:s/>* <text:s text:c="3"/>Redistributions in binary form must reproduce the above copyright</text:span></text:p>
      <text:p text:style-name="P5"><text:span text:style-name="T2"><text:s/>* <text:s text:c="3"/>notice, this list of conditions and the following disclaimer in the</text:span></text:p>
      <text:p text:style-name="P5"><text:span text:style-name="T2"><text:s/>* <text:s text:c="3"/>documentation and/or other materials provided with the</text:span></text:p>
      <text:p text:style-name="P5"><text:span text:style-name="T2"><text:s/>* <text:s text:c="3"/>distribution.</text:span></text:p>
      <text:p text:style-name="P5"><text:span text:style-name="T2"><text:s/>*</text:span></text:p>
      <text:p text:style-name="P5"><text:span text:style-name="T2"><text:s/>* <text:s text:c="3"/>Neither the name of Texas Instruments Incorporated nor the names of</text:span></text:p>
      <text:p text:style-name="P5"><text:span text:style-name="T2"><text:s/>* <text:s text:c="3"/>its contributors may be used to endorse or promote products derived</text:span></text:p>
      <text:p text:style-name="P5"><text:span text:style-name="T2"><text:s/>* <text:s text:c="3"/>from this software without specific prior written permission.</text:span></text:p>
      <text:p text:style-name="P5"><text:span text:style-name="T2"><text:s/>*</text:span></text:p>
      <text:p text:style-name="P5"><text:span text:style-name="T2"><text:s/>* <text:s/>THIS SOFTWARE IS PROVIDED BY THE COPYRIGHT HOLDERS AND CONTRIBUTORS</text:span></text:p>
      <text:p text:style-name="P5"><text:span text:style-name="T2"><text:s/>* <text:s/>"AS IS" AND ANY EXPRESS OR IMPLIED WARRANTIES, INCLUDING, BUT NOT</text:span></text:p>
      <text:p text:style-name="P5"><text:span text:style-name="T2"><text:s/>* <text:s/>LIMITED TO, THE IMPLIED WARRANTIES OF MERCHANTABILITY AND FITNESS FOR</text:span></text:p>
      <text:p text:style-name="P5"><text:span text:style-name="T2"><text:s/>* <text:s/>A PARTICULAR PURPOSE ARE DISCLAIMED. IN NO EVENT SHALL THE COPYRIGHT</text:span></text:p>
      <text:p text:style-name="P5"><text:span text:style-name="T2"><text:s/>* <text:s/>OWNER OR CONTRIBUTORS BE LIABLE FOR ANY DIRECT, INDIRECT, INCIDENTAL,</text:span></text:p>
      <text:p text:style-name="P5"><text:span text:style-name="T2"><text:s/>* <text:s/>SPECIAL, EXEMPLARY, OR CONSEQUENTIAL DAMAGES (INCLUDING, BUT NOT</text:span></text:p>
      <text:p text:style-name="P5"><text:span text:style-name="T2"><text:s/>* <text:s/>LIMITED TO, PROCUREMENT OF SUBSTITUTE GOODS OR SERVICES; LOSS OF USE,</text:span></text:p>
      <text:p text:style-name="P5"><text:span text:style-name="T2"><text:s/>* <text:s/>DATA, OR PROFITS; OR BUSINESS INTERRUPTION) HOWEVER CAUSED AND ON ANY</text:span></text:p>
      <text:p text:style-name="P5"><text:span text:style-name="T2"><text:s/>* <text:s/>THEORY OF LIABILITY, WHETHER IN CONTRACT, STRICT LIABILITY, OR TORT</text:span></text:p>
      <text:p text:style-name="P5"><text:span text:style-name="T2"><text:s/>* <text:s/>(INCLUDING NEGLIGENCE OR OTHERWISE) ARISING IN ANY WAY OUT OF THE USE</text:span></text:p>
      <text:p text:style-name="P5"><text:span text:style-name="T2"><text:s/>* <text:s/>OF THIS SOFTWARE, EVEN IF ADVISED OF THE POSSIBILITY OF SUCH DAMAGE.</text:span></text:p>
      <text:p text:style-name="P5"><text:span text:style-name="T2"><text:s/>*</text:span></text:p>
      <text:p text:style-name="P5"><text:span text:style-name="T2">*/</text:span></text:p>
      <text:p text:style-name="P5"><text:span text:style-name="T2"/></text:p>
      <text:p text:style-name="P5"><text:span text:style-name="T2"/></text:p>
      <text:p text:style-name="P5"><text:soft-page-break/><text:span text:style-name="T2">// ******** main.c************** </text:span></text:p>
      <text:p text:style-name="P5"><text:span text:style-name="T2">// Modified by Michael Park, Jack Zhao</text:span></text:p>
      <text:p text:style-name="P5"><text:span text:style-name="T2">// Date Created: 02/16/2016</text:span></text:p>
      <text:p text:style-name="P5"><text:span text:style-name="T2">// Includes codes to connect to servers using AP. Collects ADC data.</text:span></text:p>
      <text:p text:style-name="P5"><text:span text:style-name="T2">// Lab Number: 16340</text:span></text:p>
      <text:p text:style-name="P5"><text:span text:style-name="T2">// TA: Mahesh Srinivasan</text:span></text:p>
      <text:p text:style-name="P5"><text:span text:style-name="T2">// Last Revised: 02/23/2016</text:span></text:p>
      <text:p text:style-name="P5"><text:span text:style-name="T2"/></text:p>
      <text:p text:style-name="P5"><text:span text:style-name="T2"/></text:p>
      <text:p text:style-name="P5"><text:span text:style-name="T2">/*</text:span></text:p>
      <text:p text:style-name="P5"><text:span text:style-name="T2"><text:s/>* Application Name <text:s text:c="4"/>- <text:s text:c="2"/>Get weather</text:span></text:p>
      <text:p text:style-name="P5"><text:span text:style-name="T2"><text:s/>* Application Overview - <text:s text:c="2"/>This is a sample application demonstrating how to</text:span></text:p>
      <text:p text:style-name="P5"><text:span text:style-name="T2"><text:s text:c="28"/>connect to openweathermap.org server and request for</text:span></text:p>
      <text:p text:style-name="P5"><text:span text:style-name="T2"><text:s text:c="14"/>weather details of a city.</text:span></text:p>
      <text:p text:style-name="P5"><text:span text:style-name="T2"><text:s/>* Application Details <text:s/>- <text:s text:c="2"/>http://processors.wiki.ti.com/index.php/CC31xx_SLS_Get_Weather_Application</text:span></text:p>
      <text:p text:style-name="P5"><text:span text:style-name="T2"><text:s/>* <text:s text:c="25"/>doc\examples\sls_get_weather.pdf</text:span></text:p>
      <text:p text:style-name="P5"><text:span text:style-name="T2"><text:s/>*/</text:span></text:p>
      <text:p text:style-name="P5"><text:span text:style-name="T2"><text:s/>/* CC3100 booster pack connections (unused pins can be used by user application)</text:span></text:p>
      <text:p text:style-name="P5"><text:span text:style-name="T2">Pin <text:s/>Signal <text:s text:c="7"/>Direction <text:s text:c="5"/>Pin <text:s text:c="2"/>Signal <text:s text:c="4"/>Direction</text:span></text:p>
      <text:p text:style-name="P5"><text:span text:style-name="T2">P1.1 <text:s/>3.3 VCC <text:s text:c="8"/>IN <text:s text:c="9"/>P2.1 <text:s/>Gnd <text:s text:c="2"/>GND <text:s text:c="5"/>IN</text:span></text:p>
      <text:p text:style-name="P5"><text:span text:style-name="T2">P1.2 <text:s/>PB5 UNUSED <text:s text:c="5"/>NA <text:s text:c="9"/>P2.2 <text:s/>PB2 <text:s text:c="2"/>IRQ <text:s text:c="5"/>OUT</text:span></text:p>
      <text:p text:style-name="P5"><text:span text:style-name="T2">P1.3 <text:s/>PB0 UART1_TX <text:s text:c="3"/>OUT <text:s text:c="8"/>P2.3 <text:s/>PE0 <text:s text:c="2"/>SSI2_CS <text:s/>IN</text:span></text:p>
      <text:p text:style-name="P5"><text:span text:style-name="T2">P1.4 <text:s/>PB1 UART1_RX <text:s text:c="3"/>IN <text:s text:c="9"/>P2.4 <text:s/>PF0 <text:s text:c="2"/>UNUSED <text:s text:c="2"/>NA</text:span></text:p>
      <text:p text:style-name="P5"><text:span text:style-name="T2">P1.5 <text:s/>PE4 nHIB <text:s text:c="7"/>IN <text:s text:c="9"/>P2.5 <text:s/>Reset nRESET <text:s text:c="2"/>IN</text:span></text:p>
      <text:p text:style-name="P5"><text:span text:style-name="T2">P1.6 <text:s/>PE5 UNUSED <text:s text:c="5"/>NA <text:s text:c="9"/>P2.6 <text:s/>PB7 <text:s/>SSI2_MOSI IN</text:span></text:p>
      <text:p text:style-name="P5"><text:span text:style-name="T2">P1.7 <text:s/>PB4 SSI2_CLK <text:s text:c="3"/>IN <text:s text:c="9"/>P2.7 <text:s/>PB6 <text:s/>SSI2_MISO OUT</text:span></text:p>
      <text:p text:style-name="P5"><text:span text:style-name="T2">P1.8 <text:s/>PA5 UNUSED <text:s text:c="5"/>NA <text:s text:c="9"/>P2.8 <text:s/>PA4 <text:s text:c="2"/>UNUSED <text:s text:c="2"/>NA</text:span></text:p>
      <text:p text:style-name="P5"><text:span text:style-name="T2">P1.9 <text:s/>PA6 UNUSED <text:s text:c="5"/>NA <text:s text:c="9"/>P2.9 <text:s/>PA3 <text:s text:c="2"/>UNUSED <text:s text:c="2"/>NA</text:span></text:p>
      <text:p text:style-name="P5"><text:span text:style-name="T2">P1.10 PA7 UNUSED <text:s text:c="5"/>NA <text:s text:c="9"/>P2.10 PA2 <text:s text:c="2"/>UNUSED <text:s text:c="2"/>NA</text:span></text:p>
      <text:p text:style-name="P5"><text:span text:style-name="T2"/></text:p>
      <text:p text:style-name="P5"><text:span text:style-name="T2">Pin <text:s/>Signal <text:s text:c="7"/>Direction <text:s text:c="5"/>Pin <text:s text:c="2"/>Signal <text:s text:c="5"/>Direction</text:span></text:p>
      <text:p text:style-name="P5"><text:span text:style-name="T2">P3.1 <text:s/>+5 <text:s/>+5 V <text:s text:c="6"/>IN <text:s text:c="10"/>P4.1 <text:s/>PF2 UNUSED <text:s text:c="5"/>OUT</text:span></text:p>
      <text:p text:style-name="P5"><text:span text:style-name="T2">P3.2 <text:s/>Gnd GND <text:s text:c="7"/>IN <text:s text:c="10"/>P4.2 <text:s/>PF3 UNUSED <text:s text:c="5"/>OUT</text:span></text:p>
      <text:p text:style-name="P5"><text:span text:style-name="T2">P3.3 <text:s/>PD0 UNUSED <text:s text:c="4"/>NA <text:s text:c="10"/>P4.3 <text:s/>PB3 UNUSED <text:s text:c="5"/>NA</text:span></text:p>
      <text:p text:style-name="P5"><text:span text:style-name="T2">P3.4 <text:s/>PD1 UNUSED <text:s text:c="4"/>NA <text:s text:c="10"/>P4.4 <text:s/>PC4 UART1_CTS <text:s text:c="2"/>IN</text:span></text:p>
      <text:p text:style-name="P5"><text:span text:style-name="T2">P3.5 <text:s/>PD2 UNUSED <text:s text:c="4"/>NA <text:s text:c="10"/>P4.5 <text:s/>PC5 UART1_RTS <text:s text:c="2"/>OUT</text:span></text:p>
      <text:p text:style-name="P5"><text:soft-page-break/><text:span text:style-name="T2">P3.6 <text:s/>PD3 UNUSED <text:s text:c="4"/>NA <text:s text:c="10"/>P4.6 <text:s/>PC6 UNUSED <text:s text:c="5"/>NA</text:span></text:p>
      <text:p text:style-name="P5"><text:span text:style-name="T2">P3.7 <text:s/>PE1 UNUSED <text:s text:c="4"/>NA <text:s text:c="10"/>P4.7 <text:s/>PC7 NWP_LOG_TX <text:s/>OUT</text:span></text:p>
      <text:p text:style-name="P5"><text:span text:style-name="T2">P3.8 <text:s/>PE2 UNUSED <text:s text:c="4"/>NA <text:s text:c="10"/>P4.8 <text:s/>PD6 WLAN_LOG_TX OUT</text:span></text:p>
      <text:p text:style-name="P5"><text:span text:style-name="T2">P3.9 <text:s/>PE3 UNUSED <text:s text:c="4"/>NA <text:s text:c="10"/>P4.9 <text:s/>PD7 UNUSED <text:s text:c="5"/>IN (see R74)</text:span></text:p>
      <text:p text:style-name="P5"><text:span text:style-name="T2">P3.10 PF1 UNUSED <text:s text:c="4"/>NA <text:s text:c="10"/>P4.10 PF4 UNUSED <text:s text:c="5"/>OUT(see R75)</text:span></text:p>
      <text:p text:style-name="P5"><text:span text:style-name="T2"/></text:p>
      <text:p text:style-name="P5"><text:span text:style-name="T2">UART0 (PA1, PA0) sends data to the PC via the USB debug cable, 115200 baud rate</text:span></text:p>
      <text:p text:style-name="P5"><text:span text:style-name="T2">Port A, SSI0 (PA2, PA3, PA5, PA6, PA7) sends data to Nokia5110 LCD</text:span></text:p>
      <text:p text:style-name="P5"><text:span text:style-name="T2"/></text:p>
      <text:p text:style-name="P5"><text:span text:style-name="T2">*/</text:span></text:p>
      <text:p text:style-name="P5"><text:span text:style-name="T2">#include "..\cc3100\simplelink\include\simplelink.h"</text:span></text:p>
      <text:p text:style-name="P5"><text:span text:style-name="T2">#include "../Shared/hw_memmap.h"</text:span></text:p>
      <text:p text:style-name="P5"><text:span text:style-name="T2">#include "../Shared/hw_types.h"</text:span></text:p>
      <text:p text:style-name="P5"><text:span text:style-name="T2">#include "driverlib/debug.h"</text:span></text:p>
      <text:p text:style-name="P5"><text:span text:style-name="T2">#include "driverlib/fpu.h"</text:span></text:p>
      <text:p text:style-name="P5"><text:span text:style-name="T2">#include "driverlib/gpio.h"</text:span></text:p>
      <text:p text:style-name="P5"><text:span text:style-name="T2">#include "driverlib/pin_map.h"</text:span></text:p>
      <text:p text:style-name="P5"><text:span text:style-name="T2">#include "driverlib/rom.h"</text:span></text:p>
      <text:p text:style-name="P5"><text:span text:style-name="T2">#include "driverlib/sysctl.h"</text:span></text:p>
      <text:p text:style-name="P5"><text:span text:style-name="T2">#include "driverlib/uart.h"</text:span></text:p>
      <text:p text:style-name="P5"><text:span text:style-name="T2">#include "utils/uartstdio.h"</text:span></text:p>
      <text:p text:style-name="P5"><text:span text:style-name="T2">#include "utils/cmdline.h"</text:span></text:p>
      <text:p text:style-name="P5"><text:span text:style-name="T2">#include "application_commands.h"</text:span></text:p>
      <text:p text:style-name="P5"><text:span text:style-name="T2">#include "LED.h"</text:span></text:p>
      <text:p text:style-name="P5"><text:span text:style-name="T2">#include "Nokia5110.h"</text:span></text:p>
      <text:p text:style-name="P5"><text:span text:style-name="T2">#include &lt;string.h&gt;</text:span></text:p>
      <text:p text:style-name="P5"><text:span text:style-name="T2">#include "ST7735.h"</text:span></text:p>
      <text:p text:style-name="P5"><text:span text:style-name="T2">#include "ADCSWTrigger.h"</text:span></text:p>
      <text:p text:style-name="P5"><text:span text:style-name="T2">#include "Timer0A.h"</text:span></text:p>
      <text:p text:style-name="P5"><text:span text:style-name="T2">#include "../Shared/tm4c123gh6pm.h"</text:span></text:p>
      <text:p text:style-name="P5"><text:span text:style-name="T2">#include &lt;stdio.h&gt;</text:span></text:p>
      <text:p text:style-name="P5"><text:span text:style-name="T2">#include "SysTick.h"</text:span></text:p>
      <text:p text:style-name="P5"><text:span text:style-name="T2">#define SSID_NAME <text:s/>"Mike" <text:s text:c="7"/>/* Access point name to connect to. */</text:span></text:p>
      <text:p text:style-name="P5"><text:span text:style-name="T2">#define SEC_TYPE <text:s text:c="2"/>SL_SEC_TYPE_WPA</text:span></text:p>
      <text:p text:style-name="P5"><text:span text:style-name="T2">#define PASSKEY <text:s text:c="3"/>"mpmp1234" <text:s text:c="7"/>/* Password in case of secure AP */</text:span></text:p>
      <text:p text:style-name="P5"><text:span text:style-name="T2">#define BAUD_RATE <text:s text:c="2"/>115200</text:span></text:p>
      <text:p text:style-name="P5"><text:span text:style-name="T2">void UART_Init(void){</text:span></text:p>
      <text:p text:style-name="P5"><text:soft-page-break/><text:span text:style-name="T2"><text:s text:c="2"/>SysCtlPeripheralEnable(SYSCTL_PERIPH_UART0);</text:span></text:p>
      <text:p text:style-name="P5"><text:span text:style-name="T2"><text:s text:c="2"/>SysCtlPeripheralEnable(SYSCTL_PERIPH_GPIOA);</text:span></text:p>
      <text:p text:style-name="P5"><text:span text:style-name="T2"><text:s text:c="2"/>GPIOPinConfigure(GPIO_PA0_U0RX);</text:span></text:p>
      <text:p text:style-name="P5"><text:span text:style-name="T2"><text:s text:c="2"/>GPIOPinConfigure(GPIO_PA1_U0TX);</text:span></text:p>
      <text:p text:style-name="P5"><text:span text:style-name="T2"><text:s text:c="2"/>GPIOPinTypeUART(GPIO_PORTA_BASE, GPIO_PIN_0 | GPIO_PIN_1);</text:span></text:p>
      <text:p text:style-name="P5"><text:span text:style-name="T2"><text:s text:c="2"/>UARTStdioConfig(0,BAUD_RATE,50000000);</text:span></text:p>
      <text:p text:style-name="P5"><text:span text:style-name="T2">}</text:span></text:p>
      <text:p text:style-name="P5"><text:span text:style-name="T2"/></text:p>
      <text:p text:style-name="P5"><text:span text:style-name="T2"/></text:p>
      <text:p text:style-name="P5"><text:span text:style-name="T2">#define MAX_RECV_BUFF_SIZE <text:s/>1024</text:span></text:p>
      <text:p text:style-name="P5"><text:span text:style-name="T2">#define MAX_SEND_BUFF_SIZE <text:s/>512</text:span></text:p>
      <text:p text:style-name="P5"><text:span text:style-name="T2">#define MAX_HOSTNAME_SIZE <text:s text:c="2"/>40</text:span></text:p>
      <text:p text:style-name="P5"><text:span text:style-name="T2">#define MAX_SERVERNAME_SIZE 40</text:span></text:p>
      <text:p text:style-name="P5"><text:span text:style-name="T2">#define MAX_PASSKEY_SIZE <text:s text:c="3"/>32</text:span></text:p>
      <text:p text:style-name="P5"><text:span text:style-name="T2">#define MAX_SSID_SIZE <text:s text:c="6"/>32</text:span></text:p>
      <text:p text:style-name="P5"><text:span text:style-name="T2"/></text:p>
      <text:p text:style-name="P5"><text:span text:style-name="T2"/></text:p>
      <text:p text:style-name="P5"><text:span text:style-name="T2">#define SUCCESS <text:s text:c="12"/>0</text:span></text:p>
      <text:p text:style-name="P5"><text:span text:style-name="T2"/></text:p>
      <text:p text:style-name="P5"><text:span text:style-name="T2">#define CONNECTION_STATUS_BIT <text:s text:c="2"/>0</text:span></text:p>
      <text:p text:style-name="P5"><text:span text:style-name="T2">#define IP_AQUIRED_STATUS_BIT <text:s text:c="2"/>1</text:span></text:p>
      <text:p text:style-name="P5"><text:span text:style-name="T2"/></text:p>
      <text:p text:style-name="P5"><text:span text:style-name="T2">/* Application specific status/error codes */</text:span></text:p>
      <text:p text:style-name="P5"><text:span text:style-name="T2">typedef enum{</text:span></text:p>
      <text:p text:style-name="P5"><text:span text:style-name="T2"><text:s text:c="4"/>DEVICE_NOT_IN_STATION_MODE = -0x7D0,/* Choosing this number to avoid overlap w/ host-driver's error codes */</text:span></text:p>
      <text:p text:style-name="P5"><text:span text:style-name="T2"/></text:p>
      <text:p text:style-name="P5"><text:span text:style-name="T2"><text:s text:c="4"/>STATUS_CODE_MAX = -0xBB8</text:span></text:p>
      <text:p text:style-name="P5"><text:span text:style-name="T2">}e_AppStatusCodes;</text:span></text:p>
      <text:p text:style-name="P5"><text:span text:style-name="T2"/></text:p>
      <text:p text:style-name="P5"><text:span text:style-name="T2"/></text:p>
      <text:p text:style-name="P5"><text:span text:style-name="T2">/* Status bits - These are used to set/reset the corresponding bits in 'g_Status' */</text:span></text:p>
      <text:p text:style-name="P5"><text:span text:style-name="T2">typedef enum{</text:span></text:p>
      <text:p text:style-name="P5"><text:span text:style-name="T2"><text:s text:c="4"/>STATUS_BIT_CONNECTION = <text:s/>0, /* If this bit is:</text:span></text:p>
      <text:p text:style-name="P5"><text:span text:style-name="T2"><text:s text:c="33"/>* <text:s text:c="5"/>1 in 'g_Status', the device is connected to the AP</text:span></text:p>
      <text:p text:style-name="P5"><text:span text:style-name="T2"><text:s text:c="33"/>* <text:s text:c="5"/>0 in 'g_Status', the device is not connected to the AP</text:span></text:p>
      <text:p text:style-name="P5"><text:span text:style-name="T2"><text:s text:c="33"/>*/</text:span></text:p>
      <text:p text:style-name="P5"><text:soft-page-break/><text:span text:style-name="T2"/></text:p>
      <text:p text:style-name="P5"><text:span text:style-name="T2"><text:s text:c="4"/>STATUS_BIT_IP_AQUIRED, <text:s text:c="6"/>/* If this bit is:</text:span></text:p>
      <text:p text:style-name="P5"><text:span text:style-name="T2"><text:s text:c="33"/>* <text:s text:c="5"/>1 in 'g_Status', the device has acquired an IP</text:span></text:p>
      <text:p text:style-name="P5"><text:span text:style-name="T2"><text:s text:c="33"/>* <text:s text:c="5"/>0 in 'g_Status', the device has not acquired an IP</text:span></text:p>
      <text:p text:style-name="P5"><text:span text:style-name="T2"><text:s text:c="33"/>*/</text:span></text:p>
      <text:p text:style-name="P5"><text:span text:style-name="T2"/></text:p>
      <text:p text:style-name="P5"><text:span text:style-name="T2">}e_StatusBits;</text:span></text:p>
      <text:p text:style-name="P5"><text:span text:style-name="T2"/></text:p>
      <text:p text:style-name="P5"><text:span text:style-name="T2"/></text:p>
      <text:p text:style-name="P5"><text:span text:style-name="T2">#define SET_STATUS_BIT(status_variable, bit) <text:s text:c="3"/>status_variable |= (1&lt;&lt;(bit))</text:span></text:p>
      <text:p text:style-name="P5"><text:span text:style-name="T2">#define CLR_STATUS_BIT(status_variable, bit) <text:s text:c="3"/>status_variable &amp;= ~(1&lt;&lt;(bit))</text:span></text:p>
      <text:p text:style-name="P5"><text:span text:style-name="T2">#define GET_STATUS_BIT(status_variable, bit) <text:s text:c="3"/>(0 != (status_variable &amp; (1&lt;&lt;(bit))))</text:span></text:p>
      <text:p text:style-name="P5"><text:span text:style-name="T2">#define IS_CONNECTED(status_variable) <text:s text:c="10"/>GET_STATUS_BIT(status_variable, \</text:span></text:p>
      <text:p text:style-name="P5"><text:span text:style-name="T2"><text:s text:c="63"/>STATUS_BIT_CONNECTION)</text:span></text:p>
      <text:p text:style-name="P5"><text:span text:style-name="T2">#define IS_IP_AQUIRED(status_variable) <text:s text:c="9"/>GET_STATUS_BIT(status_variable, \</text:span></text:p>
      <text:p text:style-name="P5"><text:span text:style-name="T2"><text:s text:c="63"/>STATUS_BIT_IP_AQUIRED)</text:span></text:p>
      <text:p text:style-name="P5"><text:span text:style-name="T2"/></text:p>
      <text:p text:style-name="P5"><text:span text:style-name="T2">typedef struct{</text:span></text:p>
      <text:p text:style-name="P5"><text:span text:style-name="T2"><text:s text:c="4"/>UINT8 SSID[MAX_SSID_SIZE];</text:span></text:p>
      <text:p text:style-name="P5"><text:span text:style-name="T2"><text:s text:c="4"/>INT32 encryption;</text:span></text:p>
      <text:p text:style-name="P5"><text:span text:style-name="T2"><text:s text:c="4"/>UINT8 password[MAX_PASSKEY_SIZE];</text:span></text:p>
      <text:p text:style-name="P5"><text:span text:style-name="T2">}UserInfo;</text:span></text:p>
      <text:p text:style-name="P5"><text:span text:style-name="T2"/></text:p>
      <text:p text:style-name="P5"><text:span text:style-name="T2">/*</text:span></text:p>
      <text:p text:style-name="P5"><text:span text:style-name="T2"><text:s/>* GLOBAL VARIABLES -- Start</text:span></text:p>
      <text:p text:style-name="P5"><text:span text:style-name="T2"><text:s/>*/</text:span></text:p>
      <text:p text:style-name="P5"><text:span text:style-name="T2"/></text:p>
      <text:p text:style-name="P5"><text:span text:style-name="T2">char Recvbuff[MAX_RECV_BUFF_SIZE];</text:span></text:p>
      <text:p text:style-name="P5"><text:span text:style-name="T2">char SendBuff[MAX_SEND_BUFF_SIZE];</text:span></text:p>
      <text:p text:style-name="P5"><text:span text:style-name="T2">char HostName[MAX_HOSTNAME_SIZE];</text:span></text:p>
      <text:p text:style-name="P5"><text:span text:style-name="T2">char ServerName[MAX_SERVERNAME_SIZE];</text:span></text:p>
      <text:p text:style-name="P5"><text:span text:style-name="T2">unsigned long DestinationIP;</text:span></text:p>
      <text:p text:style-name="P5"><text:span text:style-name="T2">int SockID;</text:span></text:p>
      <text:p text:style-name="P5"><text:span text:style-name="T2">volatile uint32_t ADCvalue;</text:span></text:p>
      <text:p text:style-name="P5"><text:span text:style-name="T2"/></text:p>
      <text:p text:style-name="P5"><text:span text:style-name="T2">//globals for partf</text:span></text:p>
      <text:p text:style-name="P5"><text:span text:style-name="T2">volatile uint32_t counter;</text:span></text:p>
      <text:p text:style-name="P5"><text:soft-page-break/><text:span text:style-name="T2">uint32_t timeg[10];</text:span></text:p>
      <text:p text:style-name="P5"><text:span text:style-name="T2">uint32_t timep[10];</text:span></text:p>
      <text:p text:style-name="P5"><text:span text:style-name="T2">//index 0 for getting data</text:span></text:p>
      <text:p text:style-name="P5"><text:span text:style-name="T2">//index 1 for posting data</text:span></text:p>
      <text:p text:style-name="P5"><text:span text:style-name="T2">uint32_t current_time[2]; <text:s/></text:span></text:p>
      <text:p text:style-name="P5"><text:span text:style-name="T2">uint32_t maxVal[2]; </text:span></text:p>
      <text:p text:style-name="P5"><text:span text:style-name="T2">uint32_t minVal[2]; </text:span></text:p>
      <text:p text:style-name="P5"><text:span text:style-name="T2">uint32_t avgVal[2]; </text:span></text:p>
      <text:p text:style-name="P5"><text:span text:style-name="T2">uint32_t Lost_Packet[2];</text:span></text:p>
      <text:p text:style-name="P5"><text:span text:style-name="T2"/></text:p>
      <text:p text:style-name="P5"><text:span text:style-name="T2">void DisableInterrupts(void); // Disable interrupts</text:span></text:p>
      <text:p text:style-name="P5"><text:span text:style-name="T2">void EnableInterrupts(void); <text:s/>// Enable interrupts</text:span></text:p>
      <text:p text:style-name="P5"><text:span text:style-name="T2">long StartCritical (void); <text:s text:c="3"/>// previous I bit, disable interrupts</text:span></text:p>
      <text:p text:style-name="P5"><text:span text:style-name="T2">void EndCritical(long sr); <text:s text:c="3"/>// restore I bit to previous value</text:span></text:p>
      <text:p text:style-name="P5"><text:span text:style-name="T2">void WaitForInterrupt(void); <text:s/>// low power mode</text:span></text:p>
      <text:p text:style-name="P5"><text:span text:style-name="T2">void obtainADC(void);</text:span></text:p>
      <text:p text:style-name="P5"><text:span text:style-name="T2">void tracktime(void);</text:span></text:p>
      <text:p text:style-name="P5"><text:span text:style-name="T2"/></text:p>
      <text:p text:style-name="P5"><text:span text:style-name="T2">typedef enum{</text:span></text:p>
      <text:p text:style-name="P5"><text:span text:style-name="T2"><text:s text:c="4"/>CONNECTED = 0x01,</text:span></text:p>
      <text:p text:style-name="P5"><text:span text:style-name="T2"><text:s text:c="4"/>IP_AQUIRED = 0x02,</text:span></text:p>
      <text:p text:style-name="P5"><text:span text:style-name="T2"><text:s text:c="4"/>IP_LEASED = 0x04,</text:span></text:p>
      <text:p text:style-name="P5"><text:span text:style-name="T2"><text:s text:c="4"/>PING_DONE = 0x08</text:span></text:p>
      <text:p text:style-name="P5"><text:span text:style-name="T2"/></text:p>
      <text:p text:style-name="P5"><text:span text:style-name="T2">}e_Status;</text:span></text:p>
      <text:p text:style-name="P5"><text:span text:style-name="T2">UINT32 <text:s/>g_Status = 0;</text:span></text:p>
      <text:p text:style-name="P5"><text:span text:style-name="T2">/*</text:span></text:p>
      <text:p text:style-name="P5"><text:span text:style-name="T2"><text:s/>* GLOBAL VARIABLES -- End</text:span></text:p>
      <text:p text:style-name="P5"><text:span text:style-name="T2"><text:s/>*/</text:span></text:p>
      <text:p text:style-name="P5"><text:span text:style-name="T2"/></text:p>
      <text:p text:style-name="P5"><text:span text:style-name="T2"/></text:p>
      <text:p text:style-name="P5"><text:span text:style-name="T2"><text:s/>/*</text:span></text:p>
      <text:p text:style-name="P5"><text:span text:style-name="T2"><text:s/>* STATIC FUNCTION DEFINITIONS <text:s/>-- Start</text:span></text:p>
      <text:p text:style-name="P5"><text:span text:style-name="T2"><text:s/>*/</text:span></text:p>
      <text:p text:style-name="P5"><text:span text:style-name="T2"/></text:p>
      <text:p text:style-name="P5"><text:span text:style-name="T2">static int32_t configureSimpleLinkToDefaultState(char *);</text:span></text:p>
      <text:p text:style-name="P5"><text:span text:style-name="T2"/></text:p>
      <text:p text:style-name="P5"><text:soft-page-break/><text:span text:style-name="T2"/></text:p>
      <text:p text:style-name="P5"><text:span text:style-name="T2">/*</text:span></text:p>
      <text:p text:style-name="P5"><text:span text:style-name="T2"><text:s/>* STATIC FUNCTION DEFINITIONS -- End</text:span></text:p>
      <text:p text:style-name="P5"><text:span text:style-name="T2"><text:s/>*/</text:span></text:p>
      <text:p text:style-name="P5"><text:span text:style-name="T2"/></text:p>
      <text:p text:style-name="P5"><text:span text:style-name="T2"/></text:p>
      <text:p text:style-name="P5"><text:span text:style-name="T2">void Crash(uint32_t time){</text:span></text:p>
      <text:p text:style-name="P5"><text:span text:style-name="T2"><text:s text:c="2"/>while(1){</text:span></text:p>
      <text:p text:style-name="P5"><text:span text:style-name="T2"><text:s text:c="4"/>for(int i=time;i;i--){};</text:span></text:p>
      <text:p text:style-name="P5"><text:span text:style-name="T2"><text:s text:c="4"/>LED_RedToggle();</text:span></text:p>
      <text:p text:style-name="P5"><text:span text:style-name="T2"><text:s text:c="2"/>}</text:span></text:p>
      <text:p text:style-name="P5"><text:span text:style-name="T2">}</text:span></text:p>
      <text:p text:style-name="P5"><text:span text:style-name="T2">/*</text:span></text:p>
      <text:p text:style-name="P5"><text:span text:style-name="T2"><text:s/>* Application's entry point</text:span></text:p>
      <text:p text:style-name="P5"><text:span text:style-name="T2"><text:s/>*/</text:span></text:p>
      <text:p text:style-name="P5"><text:span text:style-name="T2">// 1) change Austin Texas to your city</text:span></text:p>
      <text:p text:style-name="P5"><text:span text:style-name="T2">// 2) you can change metric to imperial if you want temperature in F</text:span></text:p>
      <text:p text:style-name="P5"><text:span text:style-name="T2">//#define REQUEST "GET /data/2.5/weather?q=Austin%20Texas&amp;units=metric HTTP/1.1\r\nUser-Agent: Keil\r\nHost:api.openweathermap.org\r\nAccept: */*\r\n\r\n"</text:span></text:p>
      <text:p text:style-name="P5"><text:span text:style-name="T2">#define REQUEST "GET /data/2.5/weather?q=Austin%20Texas&amp;APPID=358461513dd1b88b40a929ed100a6eea HTTP/1.1\r\nHost:api.openweathermap.org\r\n\r\n"</text:span></text:p>
      <text:p text:style-name="P5"><text:span text:style-name="T2"/></text:p>
      <text:p text:style-name="P5"><text:span text:style-name="T2">#define PAYLOAD "GET /query?city=Austin%20Texas&amp;id=Michael%20Park%20and%20Jack%20Zhao&amp;greet="</text:span></text:p>
      <text:p text:style-name="P5"><text:span text:style-name="T2">#define PAYLOAD_END "&amp;edxcode=8086 HTTP/1.1\r\nUser-Agent: Keil\r\nHost: embsysmooc.appspot.com\r\n\r\n"</text:span></text:p>
      <text:p text:style-name="P5"><text:span text:style-name="T2">//#define PAYLOAD "GET /query?city=Austin%20Texas&amp;id=Mike%20Park&amp;greet=Int%20Temp%3D21C&amp;edxcode=8086 HTTP/1.1\r\nUser-Agent: Keil\r\nHost: embsysmooc.appspot.com\r\n\r\n"</text:span></text:p>
      <text:p text:style-name="P5"><text:span text:style-name="T2"/></text:p>
      <text:p text:style-name="P5"><text:span text:style-name="T2">int main(void)</text:span></text:p>
      <text:p text:style-name="P5"><text:span text:style-name="T2">{</text:span></text:p>
      <text:p text:style-name="P5"><text:span text:style-name="T2"><text:tab/>//define variables</text:span></text:p>
      <text:p text:style-name="P5"><text:span text:style-name="T2"><text:tab/>int32_t retVal; <text:s/></text:span></text:p>
      <text:p text:style-name="P5"><text:span text:style-name="T2"><text:tab/>SlSecParams_t secParams; </text:span></text:p>
      <text:p text:style-name="P5"><text:span text:style-name="T2"><text:tab/>char temp[8];<text:tab/></text:span></text:p>
      <text:p text:style-name="P5"><text:span text:style-name="T2"><text:tab/>char ch[13];</text:span></text:p>
      <text:p text:style-name="P5"><text:span text:style-name="T2"><text:s text:c="2"/>char *pConfig = NULL; INT32 ASize = 0; SlSockAddrIn_t <text:s/>Addr;</text:span></text:p>
      <text:p text:style-name="P5"><text:soft-page-break/><text:span text:style-name="T2"><text:tab/>char poststring[512];</text:span></text:p>
      <text:p text:style-name="P5"><text:span text:style-name="T2"><text:tab/>char adcfixed[12];</text:span></text:p>
      <text:p text:style-name="P5"><text:span text:style-name="T2"><text:tab/></text:span></text:p>
      <text:p text:style-name="P5"><text:span text:style-name="T2"><text:tab/>//initilize and connect serial</text:span></text:p>
      <text:p text:style-name="P5"><text:span text:style-name="T2"><text:tab/>//DisableInterrupts();</text:span></text:p>
      <text:p text:style-name="P5"><text:span text:style-name="T2"><text:tab/>counter=0;</text:span></text:p>
      <text:p text:style-name="P5"><text:span text:style-name="T2"><text:s text:c="2"/>initClk(); <text:s text:c="7"/>// PLL 50 MHz</text:span></text:p>
      <text:p text:style-name="P5"><text:span text:style-name="T2"><text:s text:c="2"/>UART_Init(); <text:s text:c="5"/>// Send data to PC, 115200 bps</text:span></text:p>
      <text:p text:style-name="P5"><text:span text:style-name="T2"><text:s text:c="2"/>LED_Init(); <text:s text:c="6"/>// initialize LaunchPad I/O </text:span></text:p>
      <text:p text:style-name="P5"><text:span text:style-name="T2"><text:tab/>SysTick_Init();</text:span></text:p>
      <text:p text:style-name="P5"><text:span text:style-name="T2"><text:tab/>ST7735_InitR(INITR_REDTAB); </text:span></text:p>
      <text:p text:style-name="P5"><text:span text:style-name="T2"><text:tab/>ADC0_InitSWTriggerSeq3_Ch9(); <text:s text:c="8"/>// allow time to finish activating <text:s text:c="10"/>****</text:span></text:p>
      <text:p text:style-name="P5"><text:span text:style-name="T2"><text:tab/>ADC0_SAC_R &amp;= 0xFFFFFFF8; <text:tab/><text:tab/><text:tab/><text:tab/><text:tab/><text:tab/>//64x hardware oversample</text:span></text:p>
      <text:p text:style-name="P5"><text:span text:style-name="T2"><text:s text:c="2"/>UARTprintf("Weather App\n");</text:span></text:p>
      <text:p text:style-name="P5"><text:span text:style-name="T2"><text:s text:c="2"/>retVal = configureSimpleLinkToDefaultState(pConfig); // set policies</text:span></text:p>
      <text:p text:style-name="P5"><text:span text:style-name="T2"><text:s text:c="2"/>if(retVal &lt; 0)Crash(4000000);</text:span></text:p>
      <text:p text:style-name="P5"><text:span text:style-name="T2"><text:s text:c="2"/>retVal = sl_Start(0, pConfig, 0);</text:span></text:p>
      <text:p text:style-name="P5"><text:span text:style-name="T2"><text:s text:c="2"/>if((retVal &lt; 0) || (ROLE_STA != retVal) ) Crash(8000000);</text:span></text:p>
      <text:p text:style-name="P5"><text:span text:style-name="T2"><text:s text:c="2"/>secParams.Key = PASSKEY;</text:span></text:p>
      <text:p text:style-name="P5"><text:span text:style-name="T2"><text:s text:c="2"/>secParams.KeyLen = strlen(PASSKEY);</text:span></text:p>
      <text:p text:style-name="P5"><text:span text:style-name="T2"><text:s text:c="2"/>secParams.Type = SEC_TYPE; // OPEN, WPA, or WEP</text:span></text:p>
      <text:p text:style-name="P5"><text:span text:style-name="T2"><text:s text:c="2"/>sl_WlanConnect(SSID_NAME, strlen(SSID_NAME), 0, &amp;secParams, 0);</text:span></text:p>
      <text:p text:style-name="P5"><text:span text:style-name="T2"><text:s text:c="2"/>while((0 == (g_Status&amp;CONNECTED)) || (0 == (g_Status&amp;IP_AQUIRED))){</text:span></text:p>
      <text:p text:style-name="P5"><text:span text:style-name="T2"><text:s text:c="4"/>_SlNonOsMainLoopTask();</text:span></text:p>
      <text:p text:style-name="P5"><text:span text:style-name="T2"><text:s text:c="2"/>}</text:span></text:p>
      <text:p text:style-name="P5"><text:span text:style-name="T2"><text:s text:c="2"/>UARTprintf("Connected\n");</text:span></text:p>
      <text:p text:style-name="P5"><text:span text:style-name="T2"/></text:p>
      <text:p text:style-name="P5"><text:span text:style-name="T2"><text:tab/></text:span></text:p>
      <text:p text:style-name="P5"><text:span text:style-name="T2"><text:tab/>//Main while loop</text:span></text:p>
      <text:p text:style-name="P5"><text:span text:style-name="T2"><text:tab/>while(1)</text:span></text:p>
      <text:p text:style-name="P5"><text:span text:style-name="T2"><text:tab/>{</text:span></text:p>
      <text:p text:style-name="P5"><text:span text:style-name="T2"><text:s text:c="4"/>strcpy(HostName,"openweathermap.org");</text:span></text:p>
      <text:p text:style-name="P5"><text:span text:style-name="T2"><text:tab/><text:tab/></text:span></text:p>
      <text:p text:style-name="P5"><text:span text:style-name="T2"><text:tab/><text:tab/></text:span></text:p>
      <text:p text:style-name="P5"><text:span text:style-name="T2"><text:tab/><text:tab/>//timer start//</text:span></text:p>
      <text:p text:style-name="P5"><text:span text:style-name="T2"><text:tab/><text:tab/>current_time[0]=NVIC_ST_CURRENT_R;</text:span></text:p>
      <text:p text:style-name="P5"><text:soft-page-break/><text:span text:style-name="T2"><text:tab/><text:tab/>//timer start// <text:s text:c="2"/></text:span></text:p>
      <text:p text:style-name="P5"><text:span text:style-name="T2"><text:tab/><text:tab/></text:span></text:p>
      <text:p text:style-name="P5"><text:span text:style-name="T2"><text:tab/><text:tab/>retVal = sl_NetAppDnsGetHostByName(HostName,strlen(HostName),&amp;DestinationIP, SL_AF_INET);</text:span></text:p>
      <text:p text:style-name="P5"><text:span text:style-name="T2"><text:tab/><text:tab/></text:span></text:p>
      <text:p text:style-name="P5"><text:span text:style-name="T2"><text:tab/><text:tab/>//???????????</text:span></text:p>
      <text:p text:style-name="P5"><text:span text:style-name="T2"><text:tab/><text:tab/>if(retVal != 0 )</text:span></text:p>
      <text:p text:style-name="P5"><text:span text:style-name="T2"><text:tab/><text:tab/><text:tab/>Lost_Packet[0]++;</text:span></text:p>
      <text:p text:style-name="P5"><text:span text:style-name="T2"><text:s text:c="4"/>//???????????</text:span></text:p>
      <text:p text:style-name="P5"><text:span text:style-name="T2"><text:tab/><text:tab/></text:span></text:p>
      <text:p text:style-name="P5"><text:span text:style-name="T2"><text:tab/><text:tab/>if(retVal == 0)</text:span></text:p>
      <text:p text:style-name="P5"><text:span text:style-name="T2"><text:tab/><text:tab/>{</text:span></text:p>
      <text:p text:style-name="P5"><text:span text:style-name="T2"><text:s text:c="6"/>Addr.sin_family = SL_AF_INET;</text:span></text:p>
      <text:p text:style-name="P5"><text:span text:style-name="T2"><text:s text:c="6"/>Addr.sin_port = sl_Htons(80);</text:span></text:p>
      <text:p text:style-name="P5"><text:span text:style-name="T2"><text:s text:c="6"/>Addr.sin_addr.s_addr = sl_Htonl(DestinationIP);// IP to big endian </text:span></text:p>
      <text:p text:style-name="P5"><text:span text:style-name="T2"><text:s text:c="6"/>ASize = sizeof(SlSockAddrIn_t);</text:span></text:p>
      <text:p text:style-name="P5"><text:span text:style-name="T2"><text:s text:c="6"/>SockID = sl_Socket(SL_AF_INET,SL_SOCK_STREAM, 0);</text:span></text:p>
      <text:p text:style-name="P5"><text:span text:style-name="T2"><text:s text:c="4"/></text:span></text:p>
      <text:p text:style-name="P5"><text:span text:style-name="T2"><text:tab/><text:tab/><text:tab/>if( SockID &gt;= 0 )</text:span></text:p>
      <text:p text:style-name="P5"><text:span text:style-name="T2"><text:tab/><text:tab/><text:tab/>{</text:span></text:p>
      <text:p text:style-name="P5"><text:span text:style-name="T2"><text:s text:c="8"/>retVal = sl_Connect(SockID, ( SlSockAddr_t *)&amp;Addr, ASize);</text:span></text:p>
      <text:p text:style-name="P5"><text:span text:style-name="T2"><text:s text:c="6"/>}</text:span></text:p>
      <text:p text:style-name="P5"><text:span text:style-name="T2"><text:s text:c="6"/></text:span></text:p>
      <text:p text:style-name="P5"><text:span text:style-name="T2"><text:tab/><text:tab/><text:tab/>if((SockID &gt;= 0)&amp;&amp;(retVal &gt;= 0))</text:span></text:p>
      <text:p text:style-name="P5"><text:span text:style-name="T2"><text:tab/><text:tab/><text:tab/>{</text:span></text:p>
      <text:p text:style-name="P5"><text:span text:style-name="T2"><text:s text:c="8"/>strcpy(SendBuff,REQUEST); </text:span></text:p>
      <text:p text:style-name="P5"><text:span text:style-name="T2"><text:s text:c="8"/>sl_Send(SockID, SendBuff, strlen(SendBuff), 0);// Send the HTTP GET </text:span></text:p>
      <text:p text:style-name="P5"><text:span text:style-name="T2"><text:s text:c="8"/>sl_Recv(SockID, Recvbuff, MAX_RECV_BUFF_SIZE, 0);// Receive response </text:span></text:p>
      <text:p text:style-name="P5"><text:span text:style-name="T2"><text:s text:c="8"/>sl_Close(SockID);</text:span></text:p>
      <text:p text:style-name="P5"><text:span text:style-name="T2"><text:s text:c="8"/>LED_GreenOn();</text:span></text:p>
      <text:p text:style-name="P5"><text:span text:style-name="T2"><text:s text:c="8"/>UARTprintf("\r\n\r\n");</text:span></text:p>
      <text:p text:style-name="P5"><text:span text:style-name="T2"><text:s text:c="8"/>UARTprintf(Recvbuff); <text:s/>UARTprintf("\r\n");</text:span></text:p>
      <text:p text:style-name="P5"><text:span text:style-name="T2"><text:tab/><text:tab/><text:tab/><text:tab/>//timer end//</text:span></text:p>
      <text:p text:style-name="P5"><text:span text:style-name="T2"><text:tab/><text:tab/><text:tab/><text:tab/>current_time[0] = current_time[0]-NVIC_ST_CURRENT_R;</text:span></text:p>
      <text:p text:style-name="P5"><text:span text:style-name="T2"><text:tab/><text:tab/><text:tab/><text:tab/>//timer end//</text:span></text:p>
      <text:p text:style-name="P5"><text:span text:style-name="T2"><text:tab/><text:tab/><text:tab/><text:tab/></text:span></text:p>
      <text:p text:style-name="P5"><text:span text:style-name="T2"><text:tab/><text:tab/><text:tab/><text:tab/>//parse and print json string</text:span></text:p>
      <text:p text:style-name="P5"><text:soft-page-break/><text:span text:style-name="T2"><text:tab/><text:tab/><text:tab/><text:tab/>for(int i =0; i&lt;MAX_RECV_BUFF_SIZE; i++)</text:span></text:p>
      <text:p text:style-name="P5"><text:span text:style-name="T2"><text:tab/><text:tab/><text:tab/><text:tab/>{</text:span></text:p>
      <text:p text:style-name="P5"><text:span text:style-name="T2"><text:tab/><text:tab/><text:tab/><text:tab/><text:tab/>if(Recvbuff[i] =='t'){</text:span></text:p>
      <text:p text:style-name="P5"><text:span text:style-name="T2"><text:tab/><text:tab/><text:tab/><text:tab/><text:tab/><text:tab/>if(Recvbuff[i+1] =='e'){</text:span></text:p>
      <text:p text:style-name="P5"><text:span text:style-name="T2"><text:tab/><text:tab/><text:tab/><text:tab/><text:tab/><text:tab/><text:tab/>if(Recvbuff[i+2] =='m'){</text:span></text:p>
      <text:p text:style-name="P5"><text:span text:style-name="T2"><text:tab/><text:tab/><text:tab/><text:tab/><text:tab/><text:tab/><text:tab/><text:tab/>if(Recvbuff[i+3] =='p'){</text:span></text:p>
      <text:p text:style-name="P5"><text:span text:style-name="T2"><text:tab/><text:tab/><text:tab/><text:tab/><text:tab/><text:tab/><text:tab/><text:tab/><text:tab/>i+=6;</text:span></text:p>
      <text:p text:style-name="P5"><text:span text:style-name="T2"><text:tab/><text:tab/><text:tab/><text:tab/><text:tab/><text:tab/><text:tab/><text:tab/><text:tab/>for(int j=0;j&lt;6;j++){</text:span></text:p>
      <text:p text:style-name="P5"><text:span text:style-name="T2"><text:tab/><text:tab/><text:tab/><text:tab/><text:tab/><text:tab/><text:tab/><text:tab/><text:tab/><text:tab/>temp[j]=Recvbuff[j+i];</text:span></text:p>
      <text:p text:style-name="P5"><text:span text:style-name="T2"><text:tab/><text:tab/><text:tab/><text:tab/><text:tab/><text:tab/><text:tab/><text:tab/><text:tab/>}</text:span></text:p>
      <text:p text:style-name="P5"><text:span text:style-name="T2"><text:tab/><text:tab/><text:tab/><text:tab/><text:tab/><text:tab/><text:tab/><text:tab/><text:tab/>break;</text:span></text:p>
      <text:p text:style-name="P5"><text:span text:style-name="T2"><text:tab/><text:tab/><text:tab/><text:tab/><text:tab/><text:tab/><text:tab/><text:tab/>}</text:span></text:p>
      <text:p text:style-name="P5"><text:span text:style-name="T2"><text:tab/><text:tab/><text:tab/><text:tab/><text:tab/><text:tab/><text:tab/>}</text:span></text:p>
      <text:p text:style-name="P5"><text:span text:style-name="T2"><text:tab/><text:tab/><text:tab/><text:tab/><text:tab/><text:tab/>}</text:span></text:p>
      <text:p text:style-name="P5"><text:span text:style-name="T2"><text:tab/><text:tab/><text:tab/><text:tab/><text:tab/>}</text:span></text:p>
      <text:p text:style-name="P5"><text:span text:style-name="T2"><text:tab/><text:tab/><text:tab/><text:tab/>}</text:span></text:p>
      <text:p text:style-name="P5"><text:span text:style-name="T2"><text:tab/><text:tab/><text:tab/><text:tab/>// Print Temp to LCD screen</text:span></text:p>
      <text:p text:style-name="P5"><text:span text:style-name="T2"><text:tab/><text:tab/><text:tab/><text:tab/>ST7735_SetCursor(0,0);</text:span></text:p>
      <text:p text:style-name="P5"><text:span text:style-name="T2"><text:tab/><text:tab/><text:tab/><text:tab/>ST7735_OutString("Temp = ");</text:span></text:p>
      <text:p text:style-name="P5"><text:span text:style-name="T2"><text:tab/><text:tab/><text:tab/><text:tab/>ST7735_SetCursor(0,20);</text:span></text:p>
      <text:p text:style-name="P5"><text:span text:style-name="T2"><text:tab/><text:tab/><text:tab/><text:tab/>ST7735_OutString(temp);</text:span></text:p>
      <text:p text:style-name="P5"><text:span text:style-name="T2"><text:tab/><text:tab/><text:tab/><text:tab/>ST7735_OutString("C");</text:span></text:p>
      <text:p text:style-name="P5"><text:span text:style-name="T2"><text:s text:c="6"/>}</text:span></text:p>
      <text:p text:style-name="P5"><text:span text:style-name="T2"><text:s text:c="4"/>}</text:span></text:p>
      <text:p text:style-name="P5"><text:span text:style-name="T2"><text:tab/></text:span></text:p>
      <text:p text:style-name="P5"><text:span text:style-name="T2"><text:tab/><text:tab/><text:tab/>//ADC voltage meter</text:span></text:p>
      <text:p text:style-name="P5"><text:span text:style-name="T2"><text:tab/><text:tab/><text:tab/>obtainADC();</text:span></text:p>
      <text:p text:style-name="P5"><text:span text:style-name="T2"><text:tab/><text:tab/><text:tab/>sprintf(adcfixed,"Voltage=%d", ADCvalue);</text:span></text:p>
      <text:p text:style-name="P5"><text:span text:style-name="T2">/*<text:tab/><text:tab/><text:tab/>char a[2];</text:span></text:p>
      <text:p text:style-name="P5"><text:span text:style-name="T2"><text:tab/><text:tab/><text:tab/>a[0] = adcfixed[11];</text:span></text:p>
      <text:p text:style-name="P5"><text:span text:style-name="T2"><text:tab/><text:tab/> <text:s/>a[1] = adcfixed[10];</text:span></text:p>
      <text:p text:style-name="P5"><text:span text:style-name="T2"><text:tab/><text:tab/> <text:s/>for(int i=0; i&lt;13; i++)</text:span></text:p>
      <text:p text:style-name="P5"><text:span text:style-name="T2"><text:tab/><text:tab/><text:tab/>{</text:span></text:p>
      <text:p text:style-name="P5"><text:span text:style-name="T2"><text:tab/><text:tab/><text:tab/><text:tab/>if(i==9) {adcfixed[i] = '.';}</text:span></text:p>
      <text:p text:style-name="P5"><text:span text:style-name="T2"><text:tab/><text:tab/><text:tab/><text:tab/>else if (i&gt;9) {break;}</text:span></text:p>
      <text:p text:style-name="P5"><text:span text:style-name="T2"><text:tab/><text:tab/><text:tab/><text:tab/>else {adcfixed[i] = adcfixed[i];}</text:span></text:p>
      <text:p text:style-name="P5"><text:span text:style-name="T2"><text:tab/><text:tab/><text:tab/>}</text:span></text:p>
      <text:p text:style-name="P5"><text:soft-page-break/><text:span text:style-name="T2"><text:tab/><text:tab/><text:tab/>adcfixed[10] = a[0];</text:span></text:p>
      <text:p text:style-name="P5"><text:span text:style-name="T2"><text:tab/><text:tab/><text:tab/>adcfixed[11] = a[1];</text:span></text:p>
      <text:p text:style-name="P5"><text:span text:style-name="T2">*/<text:tab/><text:tab/> <text:s/></text:span></text:p>
      <text:p text:style-name="P5"><text:span text:style-name="T2"><text:tab/><text:tab/><text:tab/>ST7735_SetCursor(0,10);<text:tab/></text:span></text:p>
      <text:p text:style-name="P5"><text:span text:style-name="T2"><text:tab/><text:tab/><text:tab/>ST7735_OutString(adcfixed);</text:span></text:p>
      <text:p text:style-name="P5"><text:span text:style-name="T2"><text:tab/><text:tab/><text:tab/></text:span></text:p>
      <text:p text:style-name="P5"><text:span text:style-name="T2"><text:tab/><text:tab/></text:span></text:p>
      <text:p text:style-name="P5"><text:span text:style-name="T2"><text:tab/><text:tab/>for(int x=0;x&lt;512;x++){</text:span></text:p>
      <text:p text:style-name="P5"><text:span text:style-name="T2"><text:tab/><text:tab/><text:tab/>poststring[x]=0;</text:span></text:p>
      <text:p text:style-name="P5"><text:span text:style-name="T2"><text:tab/><text:tab/>}</text:span></text:p>
      <text:p text:style-name="P5"><text:span text:style-name="T2"><text:tab/><text:tab/><text:tab/></text:span></text:p>
      <text:p text:style-name="P5"><text:span text:style-name="T2"><text:tab/><text:tab/> <text:s/>//copy over string</text:span></text:p>
      <text:p text:style-name="P5"><text:span text:style-name="T2"><text:tab/><text:tab/><text:tab/>strcpy(poststring,PAYLOAD); </text:span></text:p>
      <text:p text:style-name="P5"><text:span text:style-name="T2"><text:tab/><text:tab/><text:tab/>strcat(poststring,adcfixed);</text:span></text:p>
      <text:p text:style-name="P5"><text:span text:style-name="T2"><text:tab/><text:tab/><text:tab/>strcat(poststring, PAYLOAD_END);</text:span></text:p>
      <text:p text:style-name="P5"><text:span text:style-name="T2"><text:tab/><text:tab/></text:span></text:p>
      <text:p text:style-name="P5"><text:span text:style-name="T2"><text:tab/><text:tab/><text:tab/>//SEND TCP PAYLOAD</text:span></text:p>
      <text:p text:style-name="P5"><text:span text:style-name="T2"><text:tab/><text:tab/> <text:s/>strcpy(ServerName,"embsysmooc.appspot.com");</text:span></text:p>
      <text:p text:style-name="P5"><text:span text:style-name="T2"><text:tab/><text:tab/><text:tab/></text:span></text:p>
      <text:p text:style-name="P5"><text:span text:style-name="T2"><text:tab/><text:tab/><text:tab/>//timer start//</text:span></text:p>
      <text:p text:style-name="P5"><text:span text:style-name="T2"><text:tab/><text:tab/><text:tab/>current_time[1] = NVIC_ST_CURRENT_R;</text:span></text:p>
      <text:p text:style-name="P5"><text:span text:style-name="T2"><text:tab/><text:tab/><text:tab/>//timer start// <text:s text:c="2"/></text:span></text:p>
      <text:p text:style-name="P5"><text:span text:style-name="T2"><text:tab/><text:tab/><text:tab/>retVal = sl_NetAppDnsGetHostByName(ServerName,strlen(ServerName),&amp;DestinationIP, SL_AF_INET);</text:span></text:p>
      <text:p text:style-name="P5"><text:span text:style-name="T2"><text:tab/><text:tab/><text:tab/>if(retVal == 0)</text:span></text:p>
      <text:p text:style-name="P5"><text:span text:style-name="T2"><text:tab/><text:tab/><text:tab/>{</text:span></text:p>
      <text:p text:style-name="P5"><text:span text:style-name="T2"><text:tab/><text:tab/><text:tab/><text:tab/>Addr.sin_family = SL_AF_INET;</text:span></text:p>
      <text:p text:style-name="P5"><text:span text:style-name="T2"><text:tab/><text:tab/><text:tab/><text:tab/>Addr.sin_port = sl_Htons(80);</text:span></text:p>
      <text:p text:style-name="P5"><text:span text:style-name="T2"><text:tab/><text:tab/><text:tab/><text:tab/>Addr.sin_addr.s_addr = sl_Htonl(DestinationIP);// IP to big endian </text:span></text:p>
      <text:p text:style-name="P5"><text:span text:style-name="T2"><text:tab/><text:tab/><text:tab/><text:tab/>ASize = sizeof(SlSockAddrIn_t);</text:span></text:p>
      <text:p text:style-name="P5"><text:span text:style-name="T2"><text:tab/><text:tab/><text:tab/><text:tab/>SockID = sl_Socket(SL_AF_INET,SL_SOCK_STREAM, 0);</text:span></text:p>
      <text:p text:style-name="P5"><text:span text:style-name="T2"><text:tab/><text:tab/><text:tab/><text:tab/>if( SockID &gt;= 0 ){retVal = sl_Connect(SockID, ( SlSockAddr_t *)&amp;Addr, ASize);}</text:span></text:p>
      <text:p text:style-name="P5"><text:span text:style-name="T2"><text:tab/><text:tab/><text:tab/><text:tab/>if((SockID &gt;= 0)&amp;&amp;(retVal &gt;= 0))</text:span></text:p>
      <text:p text:style-name="P5"><text:span text:style-name="T2"><text:tab/><text:tab/><text:tab/><text:tab/>{</text:span></text:p>
      <text:p text:style-name="P5"><text:span text:style-name="T2"><text:tab/><text:tab/><text:tab/><text:tab/><text:tab/>strcpy(SendBuff,poststring); </text:span></text:p>
      <text:p text:style-name="P5"><text:span text:style-name="T2"><text:tab/><text:tab/><text:tab/><text:tab/><text:tab/>//strcat(SendBuff,ch);</text:span></text:p>
      <text:p text:style-name="P5"><text:span text:style-name="T2"><text:tab/><text:tab/><text:tab/><text:tab/><text:tab/>//strcat(SendBuff, PAYLOAD_END);</text:span></text:p>
      <text:p text:style-name="P5"><text:soft-page-break/><text:span text:style-name="T2"><text:tab/><text:tab/><text:tab/><text:tab/><text:tab/>sl_Send(SockID, SendBuff, strlen(SendBuff), 0);// Send the HTTP GET </text:span></text:p>
      <text:p text:style-name="P5"><text:span text:style-name="T2"><text:tab/><text:tab/><text:tab/><text:tab/><text:tab/>sl_Recv(SockID, Recvbuff, MAX_RECV_BUFF_SIZE, 0);// Receive response </text:span></text:p>
      <text:p text:style-name="P5"><text:span text:style-name="T2"><text:tab/><text:tab/><text:tab/><text:tab/><text:tab/>sl_Close(SockID);</text:span></text:p>
      <text:p text:style-name="P5"><text:span text:style-name="T2"/></text:p>
      <text:p text:style-name="P5"><text:span text:style-name="T2"><text:tab/><text:tab/><text:tab/><text:tab/><text:tab/>//timer end//</text:span></text:p>
      <text:p text:style-name="P5"><text:span text:style-name="T2"><text:tab/><text:tab/><text:tab/><text:tab/><text:tab/>current_time[1] = current_time[1] - NVIC_ST_CURRENT_R;</text:span></text:p>
      <text:p text:style-name="P5"><text:span text:style-name="T2"><text:tab/><text:tab/><text:tab/><text:tab/><text:tab/>//timer end//</text:span></text:p>
      <text:p text:style-name="P5"><text:span text:style-name="T2"/></text:p>
      <text:p text:style-name="P5"><text:span text:style-name="T2"><text:tab/><text:tab/><text:tab/><text:tab/><text:tab/>LED_GreenOn();</text:span></text:p>
      <text:p text:style-name="P5"><text:span text:style-name="T2"><text:tab/><text:tab/><text:tab/><text:tab/><text:tab/>UARTprintf("\r\n\r\n");</text:span></text:p>
      <text:p text:style-name="P5"><text:span text:style-name="T2"><text:tab/><text:tab/><text:tab/><text:tab/><text:tab/>UARTprintf(Recvbuff); <text:s/>UARTprintf("\r\n");</text:span></text:p>
      <text:p text:style-name="P5"><text:span text:style-name="T2"><text:tab/><text:tab/><text:tab/><text:tab/>}</text:span></text:p>
      <text:p text:style-name="P5"><text:span text:style-name="T2"><text:tab/><text:tab/><text:tab/>}<text:tab/>//store info on webserver</text:span></text:p>
      <text:p text:style-name="P5"><text:span text:style-name="T2"/></text:p>
      <text:p text:style-name="P5"><text:span text:style-name="T2"><text:tab/><text:tab/>if(counter&lt;10)<text:tab/><text:tab/></text:span></text:p>
      <text:p text:style-name="P5"><text:span text:style-name="T2"><text:tab/><text:tab/><text:tab/>tracktime();</text:span></text:p>
      <text:p text:style-name="P5"><text:span text:style-name="T2"><text:s text:c="4"/></text:span></text:p>
      <text:p text:style-name="P5"><text:span text:style-name="T2"><text:tab/><text:tab/>while(Board_Input()==0){}; // wait for touch</text:span></text:p>
      <text:p text:style-name="P5"><text:span text:style-name="T2"><text:tab/><text:tab/>//for(int i=0; i&lt;10000; i++);</text:span></text:p>
      <text:p text:style-name="P5"><text:span text:style-name="T2"><text:s text:c="4"/>LED_GreenOff();</text:span></text:p>
      <text:p text:style-name="P5"><text:span text:style-name="T2"><text:s text:c="2"/>}</text:span></text:p>
      <text:p text:style-name="P5"><text:span text:style-name="T2">}</text:span></text:p>
      <text:p text:style-name="P5"><text:span text:style-name="T2"/></text:p>
      <text:p text:style-name="P5"><text:span text:style-name="T2">void tracktime(void)</text:span></text:p>
      <text:p text:style-name="P5"><text:span text:style-name="T2">{</text:span></text:p>
      <text:p text:style-name="P5"><text:span text:style-name="T2"><text:tab/><text:tab/>//timer method</text:span></text:p>
      <text:p text:style-name="P5"><text:span text:style-name="T2"><text:tab/><text:tab/>if(counter&lt;10)</text:span></text:p>
      <text:p text:style-name="P5"><text:span text:style-name="T2"><text:tab/><text:tab/>{</text:span></text:p>
      <text:p text:style-name="P5"><text:span text:style-name="T2"><text:tab/><text:tab/><text:tab/>timeg[counter]=current_time[0];</text:span></text:p>
      <text:p text:style-name="P5"><text:span text:style-name="T2"><text:tab/><text:tab/><text:tab/>timep[counter]=current_time[1];</text:span></text:p>
      <text:p text:style-name="P5"><text:span text:style-name="T2"><text:tab/><text:tab/><text:tab/>counter++;</text:span></text:p>
      <text:p text:style-name="P5"><text:span text:style-name="T2"><text:tab/><text:tab/>}</text:span></text:p>
      <text:p text:style-name="P5"><text:span text:style-name="T2"><text:tab/><text:tab/>if(counter==10)</text:span></text:p>
      <text:p text:style-name="P5"><text:span text:style-name="T2"><text:tab/><text:tab/>{</text:span></text:p>
      <text:p text:style-name="P5"><text:span text:style-name="T2"><text:tab/><text:tab/><text:tab/>maxVal[0]=0;</text:span></text:p>
      <text:p text:style-name="P5"><text:span text:style-name="T2"><text:tab/><text:tab/><text:tab/>minVal[0]=0;</text:span></text:p>
      <text:p text:style-name="P5"><text:soft-page-break/><text:span text:style-name="T2"><text:tab/><text:tab/><text:tab/>avgVal[0]=0;</text:span></text:p>
      <text:p text:style-name="P5"><text:span text:style-name="T2"><text:tab/><text:tab/><text:tab/>maxVal[1]=0;</text:span></text:p>
      <text:p text:style-name="P5"><text:span text:style-name="T2"><text:tab/><text:tab/><text:tab/>minVal[1]=0;</text:span></text:p>
      <text:p text:style-name="P5"><text:span text:style-name="T2"><text:tab/><text:tab/><text:tab/>avgVal[1]=0;</text:span></text:p>
      <text:p text:style-name="P5"><text:span text:style-name="T2"><text:tab/><text:tab/><text:tab/>for(int i =0;i&lt;counter;i++)</text:span></text:p>
      <text:p text:style-name="P5"><text:span text:style-name="T2"><text:tab/><text:tab/><text:tab/>{</text:span></text:p>
      <text:p text:style-name="P5"><text:span text:style-name="T2"><text:tab/><text:tab/><text:tab/><text:tab/>if(timeg[i] &gt; maxVal[0]){maxVal[0]=timeg[i];}</text:span></text:p>
      <text:p text:style-name="P5"><text:span text:style-name="T2"><text:tab/><text:tab/><text:tab/><text:tab/>if(timeg[i] &lt; minVal[0]){minVal[0]=timeg[i];}</text:span></text:p>
      <text:p text:style-name="P5"><text:span text:style-name="T2"><text:tab/><text:tab/><text:tab/><text:tab/>avgVal[0]+=timeg[i];</text:span></text:p>
      <text:p text:style-name="P5"><text:span text:style-name="T2"><text:tab/><text:tab/><text:tab/>}</text:span></text:p>
      <text:p text:style-name="P5"><text:span text:style-name="T2"><text:tab/><text:tab/><text:tab/>for(int i =0;i&lt;counter;i++)</text:span></text:p>
      <text:p text:style-name="P5"><text:span text:style-name="T2"><text:tab/><text:tab/><text:tab/>{</text:span></text:p>
      <text:p text:style-name="P5"><text:span text:style-name="T2"><text:tab/><text:tab/><text:tab/><text:tab/>if(timep[i] &gt; maxVal[1]){maxVal[1]=timep[i];}</text:span></text:p>
      <text:p text:style-name="P5"><text:span text:style-name="T2"><text:tab/><text:tab/><text:tab/><text:tab/>if(timep[i] &lt; minVal[1]){minVal[1]=timep[i];}</text:span></text:p>
      <text:p text:style-name="P5"><text:span text:style-name="T2"><text:tab/><text:tab/><text:tab/><text:tab/>avgVal[1]+=timep[i];</text:span></text:p>
      <text:p text:style-name="P5"><text:span text:style-name="T2"><text:tab/><text:tab/><text:tab/>}</text:span></text:p>
      <text:p text:style-name="P5"><text:span text:style-name="T2"><text:tab/><text:tab/><text:tab/>avgVal[0]/=10;</text:span></text:p>
      <text:p text:style-name="P5"><text:span text:style-name="T2"><text:tab/><text:tab/><text:tab/>avgVal[1]/=10;</text:span></text:p>
      <text:p text:style-name="P5"><text:span text:style-name="T2"><text:tab/><text:tab/>}</text:span></text:p>
      <text:p text:style-name="P5"><text:span text:style-name="T2">}</text:span></text:p>
      <text:p text:style-name="P5"><text:span text:style-name="T2"/></text:p>
      <text:p text:style-name="P5"><text:span text:style-name="T2">/*!</text:span></text:p>
      <text:p text:style-name="P5"><text:span text:style-name="T2"><text:s text:c="4"/>\brief This function puts the device in its default state. It:</text:span></text:p>
      <text:p text:style-name="P5"><text:span text:style-name="T2"><text:s text:c="11"/>- Set the mode to STATION</text:span></text:p>
      <text:p text:style-name="P5"><text:span text:style-name="T2"><text:s text:c="11"/>- Configures connection policy to Auto and AutoSmartConfig</text:span></text:p>
      <text:p text:style-name="P5"><text:span text:style-name="T2"><text:s text:c="11"/>- Deletes all the stored profiles</text:span></text:p>
      <text:p text:style-name="P5"><text:span text:style-name="T2"><text:s text:c="11"/>- Enables DHCP</text:span></text:p>
      <text:p text:style-name="P5"><text:span text:style-name="T2"><text:s text:c="11"/>- Disables Scan policy</text:span></text:p>
      <text:p text:style-name="P5"><text:span text:style-name="T2"><text:s text:c="11"/>- Sets Tx power to maximum</text:span></text:p>
      <text:p text:style-name="P5"><text:span text:style-name="T2"><text:s text:c="11"/>- Sets power policy to normal</text:span></text:p>
      <text:p text:style-name="P5"><text:span text:style-name="T2"><text:s text:c="11"/>- Unregister mDNS services</text:span></text:p>
      <text:p text:style-name="P5"><text:span text:style-name="T2"/></text:p>
      <text:p text:style-name="P5"><text:span text:style-name="T2"><text:s text:c="4"/>\param[in] <text:s text:c="5"/>none</text:span></text:p>
      <text:p text:style-name="P5"><text:span text:style-name="T2"/></text:p>
      <text:p text:style-name="P5"><text:span text:style-name="T2"><text:s text:c="4"/>\return <text:s text:c="8"/>On success, zero is returned. On error, negative is returned</text:span></text:p>
      <text:p text:style-name="P5"><text:span text:style-name="T2">*/</text:span></text:p>
      <text:p text:style-name="P5"><text:span text:style-name="T2">static int32_t configureSimpleLinkToDefaultState(char *pConfig){</text:span></text:p>
      <text:p text:style-name="P5"><text:soft-page-break/><text:span text:style-name="T2"><text:s text:c="2"/>SlVersionFull <text:s text:c="2"/>ver = {0};</text:span></text:p>
      <text:p text:style-name="P5"><text:span text:style-name="T2"><text:s text:c="2"/>UINT8 <text:s text:c="10"/>val = 1;</text:span></text:p>
      <text:p text:style-name="P5"><text:span text:style-name="T2"><text:s text:c="2"/>UINT8 <text:s text:c="10"/>configOpt = 0;</text:span></text:p>
      <text:p text:style-name="P5"><text:span text:style-name="T2"><text:s text:c="2"/>UINT8 <text:s text:c="10"/>configLen = 0;</text:span></text:p>
      <text:p text:style-name="P5"><text:span text:style-name="T2"><text:s text:c="2"/>UINT8 <text:s text:c="10"/>power = 0;</text:span></text:p>
      <text:p text:style-name="P5"><text:span text:style-name="T2"/></text:p>
      <text:p text:style-name="P5"><text:span text:style-name="T2"><text:s text:c="2"/>INT32 <text:s text:c="10"/>retVal = -1;</text:span></text:p>
      <text:p text:style-name="P5"><text:span text:style-name="T2"><text:s text:c="2"/>INT32 <text:s text:c="10"/>mode = -1;</text:span></text:p>
      <text:p text:style-name="P5"><text:span text:style-name="T2"/></text:p>
      <text:p text:style-name="P5"><text:span text:style-name="T2"><text:s text:c="2"/>mode = sl_Start(0, pConfig, 0);</text:span></text:p>
      <text:p text:style-name="P5"><text:span text:style-name="T2"/></text:p>
      <text:p text:style-name="P5"><text:span text:style-name="T2"/></text:p>
      <text:p text:style-name="P5"><text:span text:style-name="T2"><text:s text:c="4"/>/* If the device is not in station-mode, try putting it in station-mode */</text:span></text:p>
      <text:p text:style-name="P5"><text:span text:style-name="T2"><text:s text:c="2"/>if (ROLE_STA != mode){</text:span></text:p>
      <text:p text:style-name="P5"><text:span text:style-name="T2"><text:s text:c="4"/>if (ROLE_AP == mode){</text:span></text:p>
      <text:p text:style-name="P5"><text:span text:style-name="T2"><text:s text:c="12"/>/* If the device is in AP mode, we need to wait for this event before doing anything */</text:span></text:p>
      <text:p text:style-name="P5"><text:span text:style-name="T2"><text:s text:c="6"/>while(!IS_IP_AQUIRED(g_Status));</text:span></text:p>
      <text:p text:style-name="P5"><text:span text:style-name="T2"><text:s text:c="4"/>}</text:span></text:p>
      <text:p text:style-name="P5"><text:span text:style-name="T2"/></text:p>
      <text:p text:style-name="P5"><text:span text:style-name="T2"><text:s text:c="8"/>/* Switch to STA role and restart */</text:span></text:p>
      <text:p text:style-name="P5"><text:span text:style-name="T2"><text:s text:c="4"/>retVal = sl_WlanSetMode(ROLE_STA);</text:span></text:p>
      <text:p text:style-name="P5"><text:span text:style-name="T2"/></text:p>
      <text:p text:style-name="P5"><text:span text:style-name="T2"><text:s text:c="4"/>retVal = sl_Stop(0xFF);</text:span></text:p>
      <text:p text:style-name="P5"><text:span text:style-name="T2"/></text:p>
      <text:p text:style-name="P5"><text:span text:style-name="T2"><text:s text:c="4"/>retVal = sl_Start(0, pConfig, 0);</text:span></text:p>
      <text:p text:style-name="P5"><text:span text:style-name="T2"/></text:p>
      <text:p text:style-name="P5"><text:span text:style-name="T2"><text:s text:c="8"/>/* Check if the device is in station again */</text:span></text:p>
      <text:p text:style-name="P5"><text:span text:style-name="T2"><text:s text:c="4"/>if (ROLE_STA != retVal){</text:span></text:p>
      <text:p text:style-name="P5"><text:span text:style-name="T2"><text:s text:c="12"/>/* We don't want to proceed if the device is not coming up in station-mode */</text:span></text:p>
      <text:p text:style-name="P5"><text:span text:style-name="T2"><text:s text:c="6"/>return DEVICE_NOT_IN_STATION_MODE;</text:span></text:p>
      <text:p text:style-name="P5"><text:span text:style-name="T2"><text:s text:c="4"/>}</text:span></text:p>
      <text:p text:style-name="P5"><text:span text:style-name="T2"><text:s text:c="2"/>}</text:span></text:p>
      <text:p text:style-name="P5"><text:span text:style-name="T2"><text:s text:c="4"/>/* Get the device's version-information */</text:span></text:p>
      <text:p text:style-name="P5"><text:span text:style-name="T2"><text:s text:c="2"/>configOpt = SL_DEVICE_GENERAL_VERSION;</text:span></text:p>
      <text:p text:style-name="P5"><text:span text:style-name="T2"><text:s text:c="2"/>configLen = sizeof(ver);</text:span></text:p>
      <text:p text:style-name="P5"><text:span text:style-name="T2"><text:s text:c="2"/>retVal = sl_DevGet(SL_DEVICE_GENERAL_CONFIGURATION, &amp;configOpt, &amp;configLen, (unsigned char *)(&amp;ver));</text:span></text:p>
      <text:p text:style-name="P5"><text:soft-page-break/><text:span text:style-name="T2"/></text:p>
      <text:p text:style-name="P5"><text:span text:style-name="T2"><text:s text:c="4"/>/* Set connection policy to Auto + SmartConfig (Device's default connection policy) */</text:span></text:p>
      <text:p text:style-name="P5"><text:span text:style-name="T2"><text:s text:c="2"/>retVal = sl_WlanPolicySet(SL_POLICY_CONNECTION, SL_CONNECTION_POLICY(1, 0, 0, 0, 1), NULL, 0);</text:span></text:p>
      <text:p text:style-name="P5"><text:span text:style-name="T2"/></text:p>
      <text:p text:style-name="P5"><text:span text:style-name="T2"><text:s text:c="4"/>/* Remove all profiles */</text:span></text:p>
      <text:p text:style-name="P5"><text:span text:style-name="T2"><text:s text:c="2"/>retVal = sl_WlanProfileDel(0xFF);</text:span></text:p>
      <text:p text:style-name="P5"><text:span text:style-name="T2"/></text:p>
      <text:p text:style-name="P5"><text:span text:style-name="T2"><text:s text:c="4"/>/*</text:span></text:p>
      <text:p text:style-name="P5"><text:span text:style-name="T2"><text:s text:c="5"/>* Device in station-mode. Disconnect previous connection if any</text:span></text:p>
      <text:p text:style-name="P5"><text:span text:style-name="T2"><text:s text:c="5"/>* The function returns 0 if 'Disconnected done', negative number if already disconnected</text:span></text:p>
      <text:p text:style-name="P5"><text:span text:style-name="T2"><text:s text:c="5"/>* Wait for 'disconnection' event if 0 is returned, Ignore other return-codes</text:span></text:p>
      <text:p text:style-name="P5"><text:span text:style-name="T2"><text:s text:c="5"/>*/</text:span></text:p>
      <text:p text:style-name="P5"><text:span text:style-name="T2"><text:s text:c="2"/>retVal = sl_WlanDisconnect();</text:span></text:p>
      <text:p text:style-name="P5"><text:span text:style-name="T2"><text:s text:c="2"/>if(0 == retVal){</text:span></text:p>
      <text:p text:style-name="P5"><text:span text:style-name="T2"><text:s text:c="8"/>/* Wait */</text:span></text:p>
      <text:p text:style-name="P5"><text:span text:style-name="T2"><text:s text:c="5"/>while(IS_CONNECTED(g_Status));</text:span></text:p>
      <text:p text:style-name="P5"><text:span text:style-name="T2"><text:s text:c="2"/>}</text:span></text:p>
      <text:p text:style-name="P5"><text:span text:style-name="T2"/></text:p>
      <text:p text:style-name="P5"><text:span text:style-name="T2"><text:s text:c="4"/>/* Enable DHCP client*/</text:span></text:p>
      <text:p text:style-name="P5"><text:span text:style-name="T2"><text:s text:c="2"/>retVal = sl_NetCfgSet(SL_IPV4_STA_P2P_CL_DHCP_ENABLE,1,1,&amp;val);</text:span></text:p>
      <text:p text:style-name="P5"><text:span text:style-name="T2"/></text:p>
      <text:p text:style-name="P5"><text:span text:style-name="T2"><text:s text:c="4"/>/* Disable scan */</text:span></text:p>
      <text:p text:style-name="P5"><text:span text:style-name="T2"><text:s text:c="2"/>configOpt = SL_SCAN_POLICY(0);</text:span></text:p>
      <text:p text:style-name="P5"><text:span text:style-name="T2"><text:s text:c="2"/>retVal = sl_WlanPolicySet(SL_POLICY_SCAN , configOpt, NULL, 0);</text:span></text:p>
      <text:p text:style-name="P5"><text:span text:style-name="T2"/></text:p>
      <text:p text:style-name="P5"><text:span text:style-name="T2"><text:s text:c="4"/>/* Set Tx power level for station mode</text:span></text:p>
      <text:p text:style-name="P5"><text:span text:style-name="T2"><text:s text:c="7"/>Number between 0-15, as dB offset from max power - 0 will set maximum power */</text:span></text:p>
      <text:p text:style-name="P5"><text:span text:style-name="T2"><text:s text:c="2"/>power = 0;</text:span></text:p>
      <text:p text:style-name="P5"><text:span text:style-name="T2"><text:s text:c="2"/>retVal = sl_WlanSet(SL_WLAN_CFG_GENERAL_PARAM_ID, WLAN_GENERAL_PARAM_OPT_STA_TX_POWER, 1, (unsigned char *)&amp;power);</text:span></text:p>
      <text:p text:style-name="P5"><text:span text:style-name="T2"/></text:p>
      <text:p text:style-name="P5"><text:span text:style-name="T2"><text:s text:c="4"/>/* Set PM policy to normal */</text:span></text:p>
      <text:p text:style-name="P5"><text:span text:style-name="T2"><text:s text:c="2"/>retVal = sl_WlanPolicySet(SL_POLICY_PM , SL_NORMAL_POLICY, NULL, 0);</text:span></text:p>
      <text:p text:style-name="P5"><text:span text:style-name="T2"/></text:p>
      <text:p text:style-name="P5"><text:span text:style-name="T2"><text:s text:c="4"/>/* TBD - Unregister mDNS services */</text:span></text:p>
      <text:p text:style-name="P5"><text:span text:style-name="T2"><text:s text:c="2"/>retVal = sl_NetAppMDNSUnRegisterService(0, 0);</text:span></text:p>
      <text:p text:style-name="P5"><text:soft-page-break/><text:span text:style-name="T2"/></text:p>
      <text:p text:style-name="P5"><text:span text:style-name="T2"/></text:p>
      <text:p text:style-name="P5"><text:span text:style-name="T2"><text:s text:c="2"/>retVal = sl_Stop(0xFF);</text:span></text:p>
      <text:p text:style-name="P5"><text:span text:style-name="T2"/></text:p>
      <text:p text:style-name="P5"><text:span text:style-name="T2"/></text:p>
      <text:p text:style-name="P5"><text:span text:style-name="T2"><text:s text:c="2"/>g_Status = 0;</text:span></text:p>
      <text:p text:style-name="P5"><text:span text:style-name="T2"><text:s text:c="2"/>memset(&amp;Recvbuff,0,MAX_RECV_BUFF_SIZE);</text:span></text:p>
      <text:p text:style-name="P5"><text:span text:style-name="T2"><text:s text:c="2"/>memset(&amp;SendBuff,0,MAX_SEND_BUFF_SIZE);</text:span></text:p>
      <text:p text:style-name="P5"><text:span text:style-name="T2"><text:s text:c="2"/>memset(&amp;HostName,0,MAX_HOSTNAME_SIZE);</text:span></text:p>
      <text:p text:style-name="P5"><text:span text:style-name="T2"><text:s text:c="2"/>DestinationIP = 0;;</text:span></text:p>
      <text:p text:style-name="P5"><text:span text:style-name="T2"><text:s text:c="2"/>SockID = 0;</text:span></text:p>
      <text:p text:style-name="P5"><text:span text:style-name="T2"/></text:p>
      <text:p text:style-name="P5"><text:span text:style-name="T2"/></text:p>
      <text:p text:style-name="P5"><text:span text:style-name="T2"><text:s text:c="2"/>return retVal; /* Success */</text:span></text:p>
      <text:p text:style-name="P5"><text:span text:style-name="T2">}</text:span></text:p>
      <text:p text:style-name="P5"><text:span text:style-name="T2"/></text:p>
      <text:p text:style-name="P5"><text:span text:style-name="T2"/></text:p>
      <text:p text:style-name="P5"><text:span text:style-name="T2"/></text:p>
      <text:p text:style-name="P5"><text:span text:style-name="T2"/></text:p>
      <text:p text:style-name="P5"><text:span text:style-name="T2">/*</text:span></text:p>
      <text:p text:style-name="P5"><text:span text:style-name="T2"><text:s/>* * ASYNCHRONOUS EVENT HANDLERS -- Start</text:span></text:p>
      <text:p text:style-name="P5"><text:span text:style-name="T2"><text:s/>*/</text:span></text:p>
      <text:p text:style-name="P5"><text:span text:style-name="T2"/></text:p>
      <text:p text:style-name="P5"><text:span text:style-name="T2">/*!</text:span></text:p>
      <text:p text:style-name="P5"><text:span text:style-name="T2"><text:s text:c="4"/>\brief This function handles WLAN events</text:span></text:p>
      <text:p text:style-name="P5"><text:span text:style-name="T2"/></text:p>
      <text:p text:style-name="P5"><text:span text:style-name="T2"><text:s text:c="4"/>\param[in] <text:s text:c="5"/>pWlanEvent is the event passed to the handler</text:span></text:p>
      <text:p text:style-name="P5"><text:span text:style-name="T2"/></text:p>
      <text:p text:style-name="P5"><text:span text:style-name="T2"><text:s text:c="4"/>\return <text:s text:c="8"/>None</text:span></text:p>
      <text:p text:style-name="P5"><text:span text:style-name="T2"/></text:p>
      <text:p text:style-name="P5"><text:span text:style-name="T2"><text:s text:c="4"/>\note</text:span></text:p>
      <text:p text:style-name="P5"><text:span text:style-name="T2"/></text:p>
      <text:p text:style-name="P5"><text:span text:style-name="T2"><text:s text:c="4"/>\warning</text:span></text:p>
      <text:p text:style-name="P5"><text:span text:style-name="T2">*/</text:span></text:p>
      <text:p text:style-name="P5"><text:span text:style-name="T2">void SimpleLinkWlanEventHandler(SlWlanEvent_t *pWlanEvent){</text:span></text:p>
      <text:p text:style-name="P5"><text:span text:style-name="T2"><text:s text:c="2"/>switch(pWlanEvent-&gt;Event){</text:span></text:p>
      <text:p text:style-name="P5"><text:span text:style-name="T2"><text:s text:c="4"/>case SL_WLAN_CONNECT_EVENT:</text:span></text:p>
      <text:p text:style-name="P5"><text:soft-page-break/><text:span text:style-name="T2"><text:s text:c="4"/>{</text:span></text:p>
      <text:p text:style-name="P5"><text:span text:style-name="T2"><text:s text:c="6"/>SET_STATUS_BIT(g_Status, STATUS_BIT_CONNECTION);</text:span></text:p>
      <text:p text:style-name="P5"><text:span text:style-name="T2"/></text:p>
      <text:p text:style-name="P5"><text:span text:style-name="T2"><text:s text:c="12"/>/*</text:span></text:p>
      <text:p text:style-name="P5"><text:span text:style-name="T2"><text:s text:c="13"/>* Information about the connected AP (like name, MAC etc) will be</text:span></text:p>
      <text:p text:style-name="P5"><text:span text:style-name="T2"><text:s text:c="13"/>* available in 'sl_protocol_wlanConnectAsyncResponse_t' - Applications</text:span></text:p>
      <text:p text:style-name="P5"><text:span text:style-name="T2"><text:s text:c="13"/>* can use it if required</text:span></text:p>
      <text:p text:style-name="P5"><text:span text:style-name="T2"><text:s text:c="13"/>*</text:span></text:p>
      <text:p text:style-name="P5"><text:span text:style-name="T2"><text:s text:c="13"/>* sl_protocol_wlanConnectAsyncResponse_t *pEventData = NULL;</text:span></text:p>
      <text:p text:style-name="P5"><text:span text:style-name="T2"><text:s text:c="13"/>* pEventData = &amp;pWlanEvent-&gt;EventData.STAandP2PModeWlanConnected;</text:span></text:p>
      <text:p text:style-name="P5"><text:span text:style-name="T2"><text:s text:c="13"/>*</text:span></text:p>
      <text:p text:style-name="P5"><text:span text:style-name="T2"><text:s text:c="13"/>*/</text:span></text:p>
      <text:p text:style-name="P5"><text:span text:style-name="T2"><text:s text:c="4"/>}</text:span></text:p>
      <text:p text:style-name="P5"><text:span text:style-name="T2"><text:s text:c="4"/>break;</text:span></text:p>
      <text:p text:style-name="P5"><text:span text:style-name="T2"/></text:p>
      <text:p text:style-name="P5"><text:span text:style-name="T2"><text:s text:c="4"/>case SL_WLAN_DISCONNECT_EVENT:</text:span></text:p>
      <text:p text:style-name="P5"><text:span text:style-name="T2"><text:s text:c="4"/>{</text:span></text:p>
      <text:p text:style-name="P5"><text:span text:style-name="T2"><text:s text:c="6"/>sl_protocol_wlanConnectAsyncResponse_t* <text:s/>pEventData = NULL;</text:span></text:p>
      <text:p text:style-name="P5"><text:span text:style-name="T2"/></text:p>
      <text:p text:style-name="P5"><text:span text:style-name="T2"><text:s text:c="6"/>CLR_STATUS_BIT(g_Status, STATUS_BIT_CONNECTION);</text:span></text:p>
      <text:p text:style-name="P5"><text:span text:style-name="T2"><text:s text:c="6"/>CLR_STATUS_BIT(g_Status, STATUS_BIT_IP_AQUIRED);</text:span></text:p>
      <text:p text:style-name="P5"><text:span text:style-name="T2"/></text:p>
      <text:p text:style-name="P5"><text:span text:style-name="T2"><text:s text:c="6"/>pEventData = &amp;pWlanEvent-&gt;EventData.STAandP2PModeDisconnected;</text:span></text:p>
      <text:p text:style-name="P5"><text:span text:style-name="T2"/></text:p>
      <text:p text:style-name="P5"><text:span text:style-name="T2"><text:s text:c="12"/>/* If the user has initiated 'Disconnect' request, 'reason_code' is SL_USER_INITIATED_DISCONNECTION */</text:span></text:p>
      <text:p text:style-name="P5"><text:span text:style-name="T2"><text:s text:c="6"/>if(SL_USER_INITIATED_DISCONNECTION == pEventData-&gt;reason_code){</text:span></text:p>
      <text:p text:style-name="P5"><text:span text:style-name="T2"><text:s text:c="8"/>UARTprintf(" Device disconnected from the AP on application's request \r\n");</text:span></text:p>
      <text:p text:style-name="P5"><text:span text:style-name="T2"><text:s text:c="6"/>}</text:span></text:p>
      <text:p text:style-name="P5"><text:span text:style-name="T2"><text:s text:c="6"/>else{</text:span></text:p>
      <text:p text:style-name="P5"><text:span text:style-name="T2"><text:s text:c="8"/>UARTprintf(" Device disconnected from the AP on an ERROR..!! \r\n");</text:span></text:p>
      <text:p text:style-name="P5"><text:span text:style-name="T2"><text:s text:c="6"/>}</text:span></text:p>
      <text:p text:style-name="P5"><text:span text:style-name="T2"><text:s text:c="4"/>}</text:span></text:p>
      <text:p text:style-name="P5"><text:span text:style-name="T2"><text:s text:c="4"/>break;</text:span></text:p>
      <text:p text:style-name="P5"><text:span text:style-name="T2"/></text:p>
      <text:p text:style-name="P5"><text:span text:style-name="T2"><text:s text:c="4"/>default:</text:span></text:p>
      <text:p text:style-name="P5"><text:span text:style-name="T2"><text:s text:c="4"/>{</text:span></text:p>
      <text:p text:style-name="P5"><text:soft-page-break/><text:span text:style-name="T2"><text:s text:c="6"/>UARTprintf(" [WLAN EVENT] Unexpected event \r\n");</text:span></text:p>
      <text:p text:style-name="P5"><text:span text:style-name="T2"><text:s text:c="4"/>}</text:span></text:p>
      <text:p text:style-name="P5"><text:span text:style-name="T2"><text:s text:c="4"/>break;</text:span></text:p>
      <text:p text:style-name="P5"><text:span text:style-name="T2"><text:s text:c="2"/>}</text:span></text:p>
      <text:p text:style-name="P5"><text:span text:style-name="T2">}</text:span></text:p>
      <text:p text:style-name="P5"><text:span text:style-name="T2"/></text:p>
      <text:p text:style-name="P5"><text:span text:style-name="T2">/*!</text:span></text:p>
      <text:p text:style-name="P5"><text:span text:style-name="T2"><text:s text:c="4"/>\brief This function handles events for IP address acquisition via DHCP</text:span></text:p>
      <text:p text:style-name="P5"><text:span text:style-name="T2"><text:s text:c="11"/>indication</text:span></text:p>
      <text:p text:style-name="P5"><text:span text:style-name="T2"/></text:p>
      <text:p text:style-name="P5"><text:span text:style-name="T2"><text:s text:c="4"/>\param[in] <text:s text:c="5"/>pNetAppEvent is the event passed to the handler</text:span></text:p>
      <text:p text:style-name="P5"><text:span text:style-name="T2"/></text:p>
      <text:p text:style-name="P5"><text:span text:style-name="T2"><text:s text:c="4"/>\return <text:s text:c="8"/>None</text:span></text:p>
      <text:p text:style-name="P5"><text:span text:style-name="T2"/></text:p>
      <text:p text:style-name="P5"><text:span text:style-name="T2"><text:s text:c="4"/>\note</text:span></text:p>
      <text:p text:style-name="P5"><text:span text:style-name="T2"/></text:p>
      <text:p text:style-name="P5"><text:span text:style-name="T2"><text:s text:c="4"/>\warning</text:span></text:p>
      <text:p text:style-name="P5"><text:span text:style-name="T2">*/</text:span></text:p>
      <text:p text:style-name="P5"><text:span text:style-name="T2">void SimpleLinkNetAppEventHandler(SlNetAppEvent_t *pNetAppEvent){</text:span></text:p>
      <text:p text:style-name="P5"><text:span text:style-name="T2"><text:s text:c="2"/>switch(pNetAppEvent-&gt;Event)</text:span></text:p>
      <text:p text:style-name="P5"><text:span text:style-name="T2"><text:s text:c="2"/>{</text:span></text:p>
      <text:p text:style-name="P5"><text:span text:style-name="T2"><text:s text:c="4"/>case SL_NETAPP_IPV4_ACQUIRED:</text:span></text:p>
      <text:p text:style-name="P5"><text:span text:style-name="T2"><text:s text:c="4"/>{</text:span></text:p>
      <text:p text:style-name="P5"><text:span text:style-name="T2"/></text:p>
      <text:p text:style-name="P5"><text:span text:style-name="T2"><text:s text:c="6"/>SET_STATUS_BIT(g_Status, STATUS_BIT_IP_AQUIRED);</text:span></text:p>
      <text:p text:style-name="P5"><text:span text:style-name="T2"><text:s text:c="8"/>/*</text:span></text:p>
      <text:p text:style-name="P5"><text:span text:style-name="T2"><text:s text:c="13"/>* Information about the connected AP's ip, gateway, DNS etc</text:span></text:p>
      <text:p text:style-name="P5"><text:span text:style-name="T2"><text:s text:c="13"/>* will be available in 'SlIpV4AcquiredAsync_t' - Applications</text:span></text:p>
      <text:p text:style-name="P5"><text:span text:style-name="T2"><text:s text:c="13"/>* can use it if required</text:span></text:p>
      <text:p text:style-name="P5"><text:span text:style-name="T2"><text:s text:c="13"/>*</text:span></text:p>
      <text:p text:style-name="P5"><text:span text:style-name="T2"><text:s text:c="13"/>* SlIpV4AcquiredAsync_t *pEventData = NULL;</text:span></text:p>
      <text:p text:style-name="P5"><text:span text:style-name="T2"><text:s text:c="13"/>* pEventData = &amp;pNetAppEvent-&gt;EventData.ipAcquiredV4;</text:span></text:p>
      <text:p text:style-name="P5"><text:span text:style-name="T2"><text:s text:c="13"/>* &lt;gateway_ip&gt; = pEventData-&gt;gateway;</text:span></text:p>
      <text:p text:style-name="P5"><text:span text:style-name="T2"><text:s text:c="13"/>*</text:span></text:p>
      <text:p text:style-name="P5"><text:span text:style-name="T2"><text:s text:c="13"/>*/</text:span></text:p>
      <text:p text:style-name="P5"><text:span text:style-name="T2"/></text:p>
      <text:p text:style-name="P5"><text:span text:style-name="T2"><text:s text:c="4"/>}</text:span></text:p>
      <text:p text:style-name="P5"><text:soft-page-break/><text:span text:style-name="T2"><text:s text:c="4"/>break;</text:span></text:p>
      <text:p text:style-name="P5"><text:span text:style-name="T2"/></text:p>
      <text:p text:style-name="P5"><text:span text:style-name="T2"><text:s text:c="4"/>default:</text:span></text:p>
      <text:p text:style-name="P5"><text:span text:style-name="T2"><text:s text:c="4"/>{</text:span></text:p>
      <text:p text:style-name="P5"><text:span text:style-name="T2"><text:s text:c="12"/>UARTprintf(" [NETAPP EVENT] Unexpected event \r\n");</text:span></text:p>
      <text:p text:style-name="P5"><text:span text:style-name="T2"><text:s text:c="4"/>}</text:span></text:p>
      <text:p text:style-name="P5"><text:span text:style-name="T2"><text:s text:c="4"/>break;</text:span></text:p>
      <text:p text:style-name="P5"><text:span text:style-name="T2"><text:s text:c="2"/>}</text:span></text:p>
      <text:p text:style-name="P5"><text:span text:style-name="T2">}</text:span></text:p>
      <text:p text:style-name="P5"><text:span text:style-name="T2"/></text:p>
      <text:p text:style-name="P5"><text:span text:style-name="T2">/*!</text:span></text:p>
      <text:p text:style-name="P5"><text:span text:style-name="T2"><text:s text:c="4"/>\brief This function handles callback for the HTTP server events</text:span></text:p>
      <text:p text:style-name="P5"><text:span text:style-name="T2"/></text:p>
      <text:p text:style-name="P5"><text:span text:style-name="T2"><text:s text:c="4"/>\param[in] <text:s text:c="5"/>pServerEvent - Contains the relevant event information</text:span></text:p>
      <text:p text:style-name="P5"><text:span text:style-name="T2"><text:s text:c="4"/>\param[in] <text:s text:c="5"/>pServerResponse - Should be filled by the user with the</text:span></text:p>
      <text:p text:style-name="P5"><text:span text:style-name="T2"><text:s text:c="20"/>relevant response information</text:span></text:p>
      <text:p text:style-name="P5"><text:span text:style-name="T2"/></text:p>
      <text:p text:style-name="P5"><text:span text:style-name="T2"><text:s text:c="4"/>\return <text:s text:c="8"/>None</text:span></text:p>
      <text:p text:style-name="P5"><text:span text:style-name="T2"/></text:p>
      <text:p text:style-name="P5"><text:span text:style-name="T2"><text:s text:c="4"/>\note</text:span></text:p>
      <text:p text:style-name="P5"><text:span text:style-name="T2"/></text:p>
      <text:p text:style-name="P5"><text:span text:style-name="T2"><text:s text:c="4"/>\warning</text:span></text:p>
      <text:p text:style-name="P5"><text:span text:style-name="T2">*/</text:span></text:p>
      <text:p text:style-name="P5"><text:span text:style-name="T2">void SimpleLinkHttpServerCallback(SlHttpServerEvent_t *pHttpEvent,</text:span></text:p>
      <text:p text:style-name="P5"><text:span text:style-name="T2"><text:s text:c="34"/>SlHttpServerResponse_t *pHttpResponse){</text:span></text:p>
      <text:p text:style-name="P5"><text:span text:style-name="T2"><text:s text:c="4"/>/*</text:span></text:p>
      <text:p text:style-name="P5"><text:span text:style-name="T2"><text:s text:c="5"/>* This application doesn't work with HTTP server - Hence these</text:span></text:p>
      <text:p text:style-name="P5"><text:span text:style-name="T2"><text:s text:c="5"/>* events are not handled here</text:span></text:p>
      <text:p text:style-name="P5"><text:span text:style-name="T2"><text:s text:c="5"/>*/</text:span></text:p>
      <text:p text:style-name="P5"><text:span text:style-name="T2"><text:s text:c="2"/>UARTprintf(" [HTTP EVENT] Unexpected event \r\n");</text:span></text:p>
      <text:p text:style-name="P5"><text:span text:style-name="T2">}</text:span></text:p>
      <text:p text:style-name="P5"><text:span text:style-name="T2"/></text:p>
      <text:p text:style-name="P5"><text:span text:style-name="T2">/*!</text:span></text:p>
      <text:p text:style-name="P5"><text:span text:style-name="T2"><text:s text:c="4"/>\brief This function handles general error events indication</text:span></text:p>
      <text:p text:style-name="P5"><text:span text:style-name="T2"/></text:p>
      <text:p text:style-name="P5"><text:span text:style-name="T2"><text:s text:c="4"/>\param[in] <text:s text:c="5"/>pDevEvent is the event passed to the handler</text:span></text:p>
      <text:p text:style-name="P5"><text:span text:style-name="T2"/></text:p>
      <text:p text:style-name="P5"><text:soft-page-break/><text:span text:style-name="T2"><text:s text:c="4"/>\return <text:s text:c="8"/>None</text:span></text:p>
      <text:p text:style-name="P5"><text:span text:style-name="T2">*/</text:span></text:p>
      <text:p text:style-name="P5"><text:span text:style-name="T2">void SimpleLinkGeneralEventHandler(SlDeviceEvent_t *pDevEvent){</text:span></text:p>
      <text:p text:style-name="P5"><text:span text:style-name="T2"><text:s text:c="4"/>/*</text:span></text:p>
      <text:p text:style-name="P5"><text:span text:style-name="T2"><text:s text:c="5"/>* Most of the general errors are not FATAL are are to be handled</text:span></text:p>
      <text:p text:style-name="P5"><text:span text:style-name="T2"><text:s text:c="5"/>* appropriately by the application</text:span></text:p>
      <text:p text:style-name="P5"><text:span text:style-name="T2"><text:s text:c="5"/>*/</text:span></text:p>
      <text:p text:style-name="P5"><text:span text:style-name="T2"><text:s text:c="2"/>UARTprintf(" [GENERAL EVENT] \r\n");</text:span></text:p>
      <text:p text:style-name="P5"><text:span text:style-name="T2">}</text:span></text:p>
      <text:p text:style-name="P5"><text:span text:style-name="T2"/></text:p>
      <text:p text:style-name="P5"><text:span text:style-name="T2">/*!</text:span></text:p>
      <text:p text:style-name="P5"><text:span text:style-name="T2"><text:s text:c="4"/>\brief This function handles socket events indication</text:span></text:p>
      <text:p text:style-name="P5"><text:span text:style-name="T2"/></text:p>
      <text:p text:style-name="P5"><text:span text:style-name="T2"><text:s text:c="4"/>\param[in] <text:s text:c="5"/>pSock is the event passed to the handler</text:span></text:p>
      <text:p text:style-name="P5"><text:span text:style-name="T2"/></text:p>
      <text:p text:style-name="P5"><text:span text:style-name="T2"><text:s text:c="4"/>\return <text:s text:c="8"/>None</text:span></text:p>
      <text:p text:style-name="P5"><text:span text:style-name="T2">*/</text:span></text:p>
      <text:p text:style-name="P5"><text:span text:style-name="T2">void SimpleLinkSockEventHandler(SlSockEvent_t *pSock){</text:span></text:p>
      <text:p text:style-name="P5"><text:span text:style-name="T2"><text:s text:c="2"/>switch( pSock-&gt;Event )</text:span></text:p>
      <text:p text:style-name="P5"><text:span text:style-name="T2"><text:s text:c="2"/>{</text:span></text:p>
      <text:p text:style-name="P5"><text:span text:style-name="T2"><text:s text:c="4"/>case SL_NETAPP_SOCKET_TX_FAILED:</text:span></text:p>
      <text:p text:style-name="P5"><text:span text:style-name="T2"><text:s text:c="4"/>{</text:span></text:p>
      <text:p text:style-name="P5"><text:span text:style-name="T2"><text:s text:c="12"/>/*</text:span></text:p>
      <text:p text:style-name="P5"><text:span text:style-name="T2"><text:s text:c="12"/>* TX Failed</text:span></text:p>
      <text:p text:style-name="P5"><text:span text:style-name="T2"><text:s text:c="12"/>*</text:span></text:p>
      <text:p text:style-name="P5"><text:span text:style-name="T2"><text:s text:c="12"/>* Information about the socket descriptor and status will be</text:span></text:p>
      <text:p text:style-name="P5"><text:span text:style-name="T2"><text:s text:c="12"/>* available in 'SlSockEventData_t' - Applications can use it if</text:span></text:p>
      <text:p text:style-name="P5"><text:span text:style-name="T2"><text:s text:c="12"/>* required</text:span></text:p>
      <text:p text:style-name="P5"><text:span text:style-name="T2"><text:s text:c="12"/>*</text:span></text:p>
      <text:p text:style-name="P5"><text:span text:style-name="T2"><text:s text:c="12"/>* SlSockEventData_t *pEventData = NULL;</text:span></text:p>
      <text:p text:style-name="P5"><text:span text:style-name="T2"><text:s text:c="12"/>* pEventData = &amp; pSock-&gt;EventData;</text:span></text:p>
      <text:p text:style-name="P5"><text:span text:style-name="T2"><text:s text:c="12"/>*/</text:span></text:p>
      <text:p text:style-name="P5"><text:span text:style-name="T2"><text:s text:c="6"/>switch( pSock-&gt;EventData.status )</text:span></text:p>
      <text:p text:style-name="P5"><text:span text:style-name="T2"><text:s text:c="6"/>{</text:span></text:p>
      <text:p text:style-name="P5"><text:span text:style-name="T2"><text:s text:c="8"/>case SL_ECLOSE:</text:span></text:p>
      <text:p text:style-name="P5"><text:span text:style-name="T2"><text:s text:c="10"/>UARTprintf(" [SOCK EVENT] Close socket operation failed to transmit all queued packets\r\n");</text:span></text:p>
      <text:p text:style-name="P5"><text:soft-page-break/><text:span text:style-name="T2"><text:s text:c="10"/>break;</text:span></text:p>
      <text:p text:style-name="P5"><text:span text:style-name="T2"/></text:p>
      <text:p text:style-name="P5"><text:span text:style-name="T2"/></text:p>
      <text:p text:style-name="P5"><text:span text:style-name="T2"><text:s text:c="8"/>default:</text:span></text:p>
      <text:p text:style-name="P5"><text:span text:style-name="T2"><text:s text:c="10"/>UARTprintf(" [SOCK EVENT] Unexpected event \r\n");</text:span></text:p>
      <text:p text:style-name="P5"><text:span text:style-name="T2"><text:s text:c="10"/>break;</text:span></text:p>
      <text:p text:style-name="P5"><text:span text:style-name="T2"><text:s text:c="6"/>}</text:span></text:p>
      <text:p text:style-name="P5"><text:span text:style-name="T2"><text:s text:c="4"/>}</text:span></text:p>
      <text:p text:style-name="P5"><text:span text:style-name="T2"><text:s text:c="4"/>break;</text:span></text:p>
      <text:p text:style-name="P5"><text:span text:style-name="T2"/></text:p>
      <text:p text:style-name="P5"><text:span text:style-name="T2"><text:s text:c="4"/>default:</text:span></text:p>
      <text:p text:style-name="P5"><text:span text:style-name="T2"><text:s text:c="6"/>UARTprintf(" [SOCK EVENT] Unexpected event \r\n");</text:span></text:p>
      <text:p text:style-name="P5"><text:span text:style-name="T2"><text:s text:c="4"/>break;</text:span></text:p>
      <text:p text:style-name="P5"><text:span text:style-name="T2"><text:s text:c="2"/>}</text:span></text:p>
      <text:p text:style-name="P5"><text:span text:style-name="T2">}</text:span></text:p>
      <text:p text:style-name="P5"><text:span text:style-name="T2">void obtainADC(void){</text:span></text:p>
      <text:p text:style-name="P5"><text:span text:style-name="T2"><text:tab/>ADCvalue=ADC0_InSeq3();</text:span></text:p>
      <text:p text:style-name="P5"><text:span text:style-name="T2">}</text:span></text:p>
      <text:p text:style-name="P5"><text:span text:style-name="T2"/></text:p>
      <text:p text:style-name="P5"><text:span text:style-name="T2">/*</text:span></text:p>
      <text:p text:style-name="P5"><text:span text:style-name="T2"><text:s/>* * ASYNCHRONOUS EVENT HANDLERS -- End</text:span></text:p>
      <text:p text:style-name="P5"><text:span text:style-name="T2"><text:s/>*/</text:span></text:p>
      <text:p text:style-name="P5"><text:span text:style-name="T2"/></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WW8Num19z0" style:family="text">
      <style:text-properties fo:color="#000000" style:text-line-through-style="none" style:text-position="0% 100%" style:font-name="Times New Roman" fo:font-size="10pt" fo:letter-spacing="0.0028in" style:font-size-asian="10pt" style:font-name-complex="Times New Roman" style:font-size-complex="10pt" style:text-scale="105%"/>
    </style:style>
    <style:style style:name="WW8Num19z1" style:family="text">
      <style:text-properties style:font-name="Times New Roman" style:font-name-complex="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9">
      <text:list-level-style-number text:level="1" text:style-name="WW8Num19z0" style:num-suffix=")" style:num-format="A" style:num-letter-sync="true">
        <style:list-level-properties text:list-level-position-and-space-mode="label-alignment">
          <style:list-level-label-alignment text:label-followed-by="listtab" text:list-tab-stop-position="0.2in" fo:margin-left="0.5in"/>
        </style:list-level-properties>
      </text:list-level-style-number>
      <text:list-level-style-number text:level="2" text:style-name="WW8Num19z1" style:num-format="1" text:start-value="0">
        <style:list-level-properties text:list-level-position-and-space-mode="label-alignment">
          <style:list-level-label-alignment text:label-followed-by="listtab"/>
        </style:list-level-properties>
      </text:list-level-style-number>
      <text:list-level-style-number text:level="3" text:style-name="WW8Num19z1" style:num-format="1" text:start-value="0">
        <style:list-level-properties text:list-level-position-and-space-mode="label-alignment">
          <style:list-level-label-alignment text:label-followed-by="listtab"/>
        </style:list-level-properties>
      </text:list-level-style-number>
      <text:list-level-style-number text:level="4" text:style-name="WW8Num19z1" style:num-format="1" text:start-value="0">
        <style:list-level-properties text:list-level-position-and-space-mode="label-alignment">
          <style:list-level-label-alignment text:label-followed-by="listtab"/>
        </style:list-level-properties>
      </text:list-level-style-number>
      <text:list-level-style-number text:level="5" text:style-name="WW8Num19z1" style:num-format="1" text:start-value="0">
        <style:list-level-properties text:list-level-position-and-space-mode="label-alignment">
          <style:list-level-label-alignment text:label-followed-by="listtab"/>
        </style:list-level-properties>
      </text:list-level-style-number>
      <text:list-level-style-number text:level="6" text:style-name="WW8Num19z1" style:num-format="1" text:start-value="0">
        <style:list-level-properties text:list-level-position-and-space-mode="label-alignment">
          <style:list-level-label-alignment text:label-followed-by="listtab"/>
        </style:list-level-properties>
      </text:list-level-style-number>
      <text:list-level-style-number text:level="7" text:style-name="WW8Num19z1" style:num-format="1" text:start-value="0">
        <style:list-level-properties text:list-level-position-and-space-mode="label-alignment">
          <style:list-level-label-alignment text:label-followed-by="listtab"/>
        </style:list-level-properties>
      </text:list-level-style-number>
      <text:list-level-style-number text:level="8" text:style-name="WW8Num19z1" style:num-format="1" text:start-value="0">
        <style:list-level-properties text:list-level-position-and-space-mode="label-alignment">
          <style:list-level-label-alignment text:label-followed-by="listtab"/>
        </style:list-level-properties>
      </text:list-level-style-number>
      <text:list-level-style-number text:level="9" text:style-name="WW8Num19z1"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0M28S</meta:editing-duration>
    <meta:editing-cycles>62</meta:editing-cycles>
    <meta:generator>OpenOffice/4.1.1$Win32 OpenOffice.org_project/411m6$Build-9775</meta:generator>
    <dc:date>2016-02-26T19:07:51.81</dc:date>
    <meta:document-statistic meta:table-count="0" meta:image-count="0" meta:object-count="0" meta:page-count="23" meta:paragraph-count="695" meta:word-count="3003" meta:character-count="25509"/>
    <meta:user-defined meta:name="Info 1"/>
    <meta:user-defined meta:name="Info 2"/>
    <meta:user-defined meta:name="Info 3"/>
    <meta:user-defined meta:name="Info 4"/>
  </office:meta>
</office:document-meta>
</file>